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558e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56f1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5e89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675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992b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9c68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a306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00d2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01d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068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6ec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037e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02d7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e49c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0b0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0a41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045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043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09b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6e67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0b1a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c480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0da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e2f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c5f0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365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50c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bfb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1fa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e46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285e8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b18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283cd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3d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eed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c6a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b703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b258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b0cd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7694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d9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1a1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2ad14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738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7b2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85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8db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cce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0a73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6ab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52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54d0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7f56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97c1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82f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968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922c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98c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9337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469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4ddb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5e4e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50d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4ce2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5f6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437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311a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3653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4a96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4dc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521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5c3d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847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94ad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156c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032f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05d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0b8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f274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2b7e0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f43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f58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b96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0bde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2c9ad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2d32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2d97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2d064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2da8f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0a29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65d0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0f2b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6a2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0fe8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11de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f01d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351e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388f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1806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3abc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c815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155b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4027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3bf3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d91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d843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d978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3e36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406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c342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6507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5e50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1c96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191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262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252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25e5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2abd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27a9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2bf2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2f379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2f456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2f5de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0cc5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17f2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182d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578d4c" officeooo:paragraph-rsid="4156f1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8e44b6" officeooo:paragraph-rsid="41b0a1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8e44b6" officeooo:paragraph-rsid="41cd9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295d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281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2d1b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3017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36ba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44cb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3c69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375e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522a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7832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539c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5ac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5583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5650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72a8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740d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5fe9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75ac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6224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6758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1121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12f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161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15e3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180e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1e33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1823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143d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615b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b066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65d3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b800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ba1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bcbe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bc3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68d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ba4f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7395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75a3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8a23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88df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7ee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7f8d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846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ae4c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94b2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c2f9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6482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971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6a3c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6ce8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7016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979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9a05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996c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a048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c88a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cd47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0f4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1d17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1d2a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1fcc7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1f6ea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1d2ba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1f7b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1d0b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202cf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1be5c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1bf77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1c2e9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e721e" officeooo:paragraph-rsid="425e72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e721e" officeooo:paragraph-rsid="425f0e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e721e" officeooo:paragraph-rsid="4275ac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e721e" officeooo:paragraph-rsid="427292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e721e" officeooo:paragraph-rsid="427085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e721e" officeooo:paragraph-rsid="42616f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e721e" officeooo:paragraph-rsid="426a58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e721e" officeooo:paragraph-rsid="4265a7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e721e" officeooo:paragraph-rsid="4271f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e721e" officeooo:paragraph-rsid="426679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e721e" officeooo:paragraph-rsid="426758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a833a7" officeooo:paragraph-rsid="43ba4f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a833a7" officeooo:paragraph-rsid="43bc3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62a4e" officeooo:paragraph-rsid="43862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62a4e" officeooo:paragraph-rsid="43c2f9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1cca4" officeooo:paragraph-rsid="42048c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1cca4" officeooo:paragraph-rsid="4209d2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32d6b" officeooo:paragraph-rsid="41ee5d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32d6b" officeooo:paragraph-rsid="41f04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32d6b" officeooo:paragraph-rsid="41e04f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32d6b" officeooo:paragraph-rsid="41f5a6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0b1adf" officeooo:paragraph-rsid="430a73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0b1adf" officeooo:paragraph-rsid="4086e2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0b1adf" officeooo:paragraph-rsid="4088d1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0b1adf" officeooo:paragraph-rsid="42e87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0b1adf" officeooo:paragraph-rsid="411ae3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0b1adf" officeooo:paragraph-rsid="41492f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44881c" officeooo:paragraph-rsid="43311a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fc6b1" officeooo:paragraph-rsid="410fe8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342ad" officeooo:paragraph-rsid="414335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342ad" officeooo:paragraph-rsid="41437d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56f12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5e84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67579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6ba10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6f384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7d8ee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80e51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80395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7fef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712d2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714d9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86712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8fe1b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9882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9774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b3da7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b0a1e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be5c3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cb5a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cd900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cca52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304c5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2f972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3103c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344d7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351e1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41428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2ee6e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415e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4303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4335b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437d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460d9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4441e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491c3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4e552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492f5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454a8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4cd40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2f379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80a7a1" officeooo:paragraph-rsid="4280a7a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2e6a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12f972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bf5115" officeooo:paragraph-rsid="41d2ba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bf5115" officeooo:paragraph-rsid="420ee7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bf5115" officeooo:paragraph-rsid="41f7b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bf5115" officeooo:paragraph-rsid="41fcc7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d2ba27" officeooo:paragraph-rsid="41fcc7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3ef854" officeooo:paragraph-rsid="42a4ab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3ef854" officeooo:paragraph-rsid="42941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3ef854" officeooo:paragraph-rsid="4047b2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3ef854" officeooo:paragraph-rsid="42c317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3ef854" officeooo:paragraph-rsid="410b8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3ef854" officeooo:paragraph-rsid="42dfd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3ef854" officeooo:paragraph-rsid="42e170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3ef854" officeooo:paragraph-rsid="42dff1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3ef854" officeooo:paragraph-rsid="42e26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3ef854" officeooo:paragraph-rsid="42e301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3ef854" officeooo:paragraph-rsid="410f2b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3ef854" officeooo:paragraph-rsid="4111de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3ef854" officeooo:paragraph-rsid="413abc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2e1705f" officeooo:paragraph-rsid="42e26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2e1705f" officeooo:paragraph-rsid="42e301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2e1705f" officeooo:paragraph-rsid="43182d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1c96ad" officeooo:paragraph-rsid="41252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1c96ad" officeooo:paragraph-rsid="41210a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font-name="Liberation Serif" officeooo:paragraph-rsid="432f298e" style:font-name-asian="標楷體1"/>
    </style:style>
    <style:style style:name="P299" style:family="paragraph" style:parent-style-name="Standard" style:list-style-name="L1">
      <style:text-properties fo:color="#333333" style:font-name="Liberation Serif" officeooo:paragraph-rsid="432840eb" style:font-name-asian="Liberation Serif"/>
    </style:style>
    <style:style style:name="P3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72e4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22815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2f9724" officeooo:paragraph-rsid="41351e1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bf5115" officeooo:paragraph-rsid="43ba4f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62a4e" officeooo:paragraph-rsid="43c669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e46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35f6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2f88b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Text_20_body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c342ad" officeooo:paragraph-rsid="431c27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 officeooo:rsid="0a7edee9"/>
    </style:style>
    <style:style style:name="T2" style:family="text">
      <style:text-properties style:text-underline-style="solid" style:text-underline-width="auto" style:text-underline-color="font-color" officeooo:rsid="0a7edee9" style:font-name-asian="標楷體1"/>
    </style:style>
    <style:style style:name="T3" style:family="text">
      <style:text-properties style:text-underline-style="solid" style:text-underline-width="auto" style:text-underline-color="font-color" officeooo:rsid="41bf5115" style:font-name-asian="標楷體1"/>
    </style:style>
    <style:style style:name="T4" style:family="text">
      <style:text-properties style:text-underline-style="solid" style:text-underline-width="auto" style:text-underline-color="font-color" officeooo:rsid="2f44881c"/>
    </style:style>
    <style:style style:name="T5" style:family="text">
      <style:text-properties style:font-name="標楷體1"/>
    </style:style>
    <style:style style:name="T6" style:family="text">
      <style:text-properties style:font-name="標楷體1" officeooo:rsid="083ef854"/>
    </style:style>
    <style:style style:name="T7" style:family="text">
      <style:text-properties style:font-name="標楷體1" officeooo:rsid="0a7edee9"/>
    </style:style>
    <style:style style:name="T8" style:family="text">
      <style:text-properties style:font-name="標楷體1" officeooo:rsid="40bcad37"/>
    </style:style>
    <style:style style:name="T9" style:family="text">
      <style:text-properties style:font-name="標楷體1" officeooo:rsid="411c96ad"/>
    </style:style>
    <style:style style:name="T10" style:family="text">
      <style:text-properties style:font-name="標楷體1" style:font-name-asian="標楷體1"/>
    </style:style>
    <style:style style:name="T11" style:family="text">
      <style:text-properties style:font-name="標楷體1" officeooo:rsid="083ef854" style:font-name-asian="標楷體1"/>
    </style:style>
    <style:style style:name="T12" style:family="text">
      <style:text-properties style:font-name="標楷體1" officeooo:rsid="0a7edee9" style:font-name-asian="標楷體1"/>
    </style:style>
    <style:style style:name="T13" style:family="text">
      <style:text-properties style:font-name="標楷體1" officeooo:rsid="25244a4d" style:font-name-asian="標楷體1"/>
    </style:style>
    <style:style style:name="T14" style:family="text">
      <style:text-properties style:font-name="標楷體1" officeooo:rsid="1231e459" style:font-name-asian="標楷體1"/>
    </style:style>
    <style:style style:name="T15" style:family="text">
      <style:text-properties style:font-name="標楷體1" officeooo:rsid="14910467" style:font-name-asian="標楷體1"/>
    </style:style>
    <style:style style:name="T16" style:family="text">
      <style:text-properties style:font-name="標楷體1" officeooo:rsid="41cca524" style:font-name-asian="標楷體1"/>
    </style:style>
    <style:style style:name="T17" style:family="text">
      <style:text-properties style:font-name="標楷體1" officeooo:rsid="41d0bed5" style:font-name-asian="標楷體1"/>
    </style:style>
    <style:style style:name="T18" style:family="text">
      <style:text-properties style:font-name="標楷體1" officeooo:rsid="41bf5115" style:font-name-asian="標楷體1"/>
    </style:style>
    <style:style style:name="T19" style:family="text">
      <style:text-properties style:font-name="標楷體1" officeooo:rsid="400b1adf"/>
    </style:style>
    <style:style style:name="T20" style:family="text">
      <style:text-properties style:font-name="標楷體1" style:text-underline-style="solid" style:text-underline-width="auto" style:text-underline-color="font-color" officeooo:rsid="1231e459" style:font-name-asian="標楷體1"/>
    </style:style>
    <style:style style:name="T21" style:family="text">
      <style:text-properties style:font-name="標楷體1" style:text-underline-style="solid" style:text-underline-width="auto" style:text-underline-color="font-color" officeooo:rsid="2e2d83da"/>
    </style:style>
    <style:style style:name="T22" style:family="text">
      <style:text-properties style:font-name="標楷體1" officeooo:rsid="41d0bed5"/>
    </style:style>
    <style:style style:name="T23" style:family="text">
      <style:text-properties style:font-name="標楷體1" officeooo:rsid="41d2ba27"/>
    </style:style>
    <style:style style:name="T24" style:family="text">
      <style:text-properties style:font-name="標楷體1" officeooo:rsid="41bf5115"/>
    </style:style>
    <style:style style:name="T25" style:family="text">
      <style:text-properties style:font-name="標楷體1" officeooo:rsid="2e8e44b6"/>
    </style:style>
    <style:style style:name="T26" style:family="text">
      <style:text-properties style:font-name="標楷體1" officeooo:rsid="41f6ea56"/>
    </style:style>
    <style:style style:name="T27" style:family="text">
      <style:text-properties style:font-name="標楷體1" officeooo:rsid="41f7b9af"/>
    </style:style>
    <style:style style:name="T28" style:family="text">
      <style:text-properties style:font-name="標楷體1" officeooo:rsid="4201cca4"/>
    </style:style>
    <style:style style:name="T29" style:family="text">
      <style:text-properties style:font-name="標楷體1" officeooo:rsid="42048c75"/>
    </style:style>
    <style:style style:name="T30" style:family="text">
      <style:text-properties style:font-name="標楷體1" officeooo:rsid="1231e459"/>
    </style:style>
    <style:style style:name="T31" style:family="text">
      <style:text-properties style:font-name="標楷體1" officeooo:rsid="14910467"/>
    </style:style>
    <style:style style:name="T32" style:family="text">
      <style:text-properties style:font-name="標楷體1" officeooo:rsid="425e721e"/>
    </style:style>
    <style:style style:name="T33" style:family="text">
      <style:text-properties style:font-name="標楷體1" officeooo:rsid="0a7edee9" style:font-style-complex="normal"/>
    </style:style>
    <style:style style:name="T34" style:family="text">
      <style:text-properties style:font-name="標楷體1" officeooo:rsid="2e2d83da"/>
    </style:style>
    <style:style style:name="T35" style:family="text">
      <style:text-properties style:font-name="標楷體1" officeooo:rsid="43311ad8"/>
    </style:style>
    <style:style style:name="T36" style:family="text">
      <style:text-properties style:font-name="標楷體1" officeooo:rsid="2f44881c"/>
    </style:style>
    <style:style style:name="T37" style:family="text">
      <style:text-properties fo:color="#050505"/>
    </style:style>
    <style:style style:name="T38" style:family="text">
      <style:text-properties fo:color="#050505" officeooo:rsid="400b1adf"/>
    </style:style>
    <style:style style:name="T39" style:family="text">
      <style:text-properties fo:color="#050505" style:font-name="Liberation Serif" officeooo:rsid="40c342ad" style:font-name-asian="標楷體1"/>
    </style:style>
    <style:style style:name="T40" style:family="text">
      <style:text-properties fo:color="#050505" style:font-name="標楷體1" style:font-name-asian="標楷體1"/>
    </style:style>
    <style:style style:name="T41" style:family="text">
      <style:text-properties fo:color="#050505" style:font-name="標楷體1" officeooo:rsid="41bc3edb" style:font-name-asian="標楷體1"/>
    </style:style>
    <style:style style:name="T42" style:family="text">
      <style:text-properties fo:color="#050505" style:font-name="標楷體1" officeooo:rsid="1231e459"/>
    </style:style>
    <style:style style:name="T43" style:family="text">
      <style:text-properties fo:color="#050505" style:font-name="標楷體1" officeooo:rsid="3f94d117"/>
    </style:style>
    <style:style style:name="T44" style:family="text">
      <style:text-properties fo:color="#050505" style:font-name="標楷體1" officeooo:rsid="424e0dec"/>
    </style:style>
    <style:style style:name="T45" style:family="text">
      <style:text-properties fo:color="#050505" style:font-name="標楷體1" officeooo:rsid="0a7edee9" style:font-style-complex="normal"/>
    </style:style>
    <style:style style:name="T46" style:family="text">
      <style:text-properties fo:color="#050505" officeooo:rsid="3f94d117"/>
    </style:style>
    <style:style style:name="T47" style:family="text">
      <style:text-properties fo:color="#050505" fo:font-size="12pt" style:font-size-asian="12pt" style:font-size-complex="12pt"/>
    </style:style>
    <style:style style:name="T48" style:family="text">
      <style:text-properties fo:color="#050505" fo:font-size="12pt" officeooo:rsid="424e0dec" style:font-size-asian="12pt" style:font-size-complex="12pt"/>
    </style:style>
    <style:style style:name="T49" style:family="text">
      <style:text-properties fo:color="#050505" fo:font-size="8pt" style:font-size-asian="8pt" style:font-size-complex="8pt"/>
    </style:style>
    <style:style style:name="T50" style:family="text">
      <style:text-properties fo:color="#050505" fo:font-size="8pt" officeooo:rsid="41bf5115" style:font-size-asian="8pt" style:font-size-complex="8pt"/>
    </style:style>
    <style:style style:name="T51" style:family="text">
      <style:text-properties fo:color="#050505" fo:font-size="8pt" officeooo:rsid="2f44881c" style:font-size-asian="8pt" style:font-size-complex="8pt"/>
    </style:style>
    <style:style style:name="T52" style:family="text">
      <style:text-properties fo:color="#050505" fo:font-size="9pt" style:font-size-asian="9pt" style:font-size-complex="9pt"/>
    </style:style>
    <style:style style:name="T53" style:family="text">
      <style:text-properties fo:color="#050505" fo:font-size="9pt" officeooo:rsid="41bf5115" style:font-size-asian="9pt" style:font-size-complex="9pt"/>
    </style:style>
    <style:style style:name="T54" style:family="text">
      <style:text-properties fo:color="#050505" fo:font-size="9pt" officeooo:rsid="2f44881c" style:font-size-asian="9pt" style:font-size-complex="9pt"/>
    </style:style>
    <style:style style:name="T55" style:family="text">
      <style:text-properties fo:color="#050505" fo:font-size="15pt" style:font-size-asian="15pt" style:font-size-complex="15pt"/>
    </style:style>
    <style:style style:name="T56" style:family="text">
      <style:text-properties fo:color="#050505" fo:font-size="15pt" officeooo:rsid="083ef854" style:font-size-asian="15pt" style:font-size-complex="15pt"/>
    </style:style>
    <style:style style:name="T57" style:family="text">
      <style:text-properties fo:color="#050505" style:font-style-complex="normal"/>
    </style:style>
    <style:style style:name="T58" style:family="text">
      <style:text-properties fo:color="#050505" fo:font-size="16pt" style:font-size-asian="16pt" style:font-size-complex="16pt"/>
    </style:style>
    <style:style style:name="T59" style:family="text">
      <style:text-properties fo:color="#050505" fo:font-size="6pt" style:font-size-asian="6pt" style:font-size-complex="6pt"/>
    </style:style>
    <style:style style:name="T60" style:family="text">
      <style:text-properties fo:color="#050505" fo:font-size="6pt" officeooo:rsid="2f44881c" style:font-size-asian="6pt" style:font-size-complex="6pt"/>
    </style:style>
    <style:style style:name="T61" style:family="text">
      <style:text-properties fo:color="#050505" officeooo:rsid="13fbfca5"/>
    </style:style>
    <style:style style:name="T62" style:family="text">
      <style:text-properties fo:color="#050505" style:font-name="Arial" fo:font-size="12pt" officeooo:rsid="424e0dec" style:font-name-asian="Arial" style:font-size-asian="12pt" style:font-size-complex="12pt"/>
    </style:style>
    <style:style style:name="T63" style:family="text">
      <style:text-properties fo:color="#050505" style:font-name="Arial" officeooo:rsid="3f94d117" style:font-name-asian="Arial"/>
    </style:style>
    <style:style style:name="T64" style:family="text">
      <style:text-properties fo:color="#050505" style:font-name="Arial" fo:font-size="9pt" officeooo:rsid="41bf5115" style:font-name-asian="Arial" style:font-size-asian="9pt" style:font-size-complex="9pt"/>
    </style:style>
    <style:style style:name="T65" style:family="text">
      <style:text-properties fo:color="#050505" style:font-name="Arial" fo:font-size="8pt" officeooo:rsid="41bf5115" style:font-name-asian="Arial" style:font-size-asian="8pt" style:font-size-complex="8pt"/>
    </style:style>
    <style:style style:name="T66" style:family="text">
      <style:text-properties fo:color="#050505" style:font-name="Arial" fo:font-size="8pt" officeooo:rsid="2f44881c" style:font-name-asian="Arial" style:font-size-asian="8pt" style:font-size-complex="8pt"/>
    </style:style>
    <style:style style:name="T67" style:family="text">
      <style:text-properties officeooo:rsid="400b1adf"/>
    </style:style>
    <style:style style:name="T68" style:family="text">
      <style:text-properties officeooo:rsid="0a7edee9"/>
    </style:style>
    <style:style style:name="T69" style:family="text">
      <style:text-properties fo:color="#1c1c1c"/>
    </style:style>
    <style:style style:name="T70" style:family="text">
      <style:text-properties fo:color="#1c1c1c" style:font-name="標楷體1" officeooo:rsid="0a7edee9" style:font-name-asian="標楷體1"/>
    </style:style>
    <style:style style:name="T71" style:family="text">
      <style:text-properties fo:color="#1c1c1c" style:font-name="標楷體1" officeooo:rsid="083ef854" style:font-name-asian="標楷體1"/>
    </style:style>
    <style:style style:name="T72" style:family="text">
      <style:text-properties fo:color="#1c1c1c" style:font-name="標楷體1" officeooo:rsid="0a7edee9"/>
    </style:style>
    <style:style style:name="T73" style:family="text">
      <style:text-properties fo:color="#1c1c1c" style:font-name="標楷體1" officeooo:rsid="083ef854"/>
    </style:style>
    <style:style style:name="T74" style:family="text">
      <style:text-properties fo:color="#1c1c1c" style:font-name="標楷體1" officeooo:rsid="0a7edee9" style:font-style-complex="normal"/>
    </style:style>
    <style:style style:name="T75" style:family="text">
      <style:text-properties fo:color="#1c1c1c" officeooo:rsid="400b1adf"/>
    </style:style>
    <style:style style:name="T76" style:family="text">
      <style:text-properties fo:color="#1c1c1c" style:font-name-asian="標楷體1"/>
    </style:style>
    <style:style style:name="T77" style:family="text">
      <style:text-properties fo:color="#1c1c1c" officeooo:rsid="3f94d117" style:font-name-asian="標楷體1"/>
    </style:style>
    <style:style style:name="T78" style:family="text">
      <style:text-properties fo:color="#1c1c1c" officeooo:rsid="400b1adf" style:font-name-asian="標楷體1"/>
    </style:style>
    <style:style style:name="T79" style:family="text">
      <style:text-properties fo:color="#1c1c1c" officeooo:rsid="40c342ad"/>
    </style:style>
    <style:style style:name="T80" style:family="text">
      <style:text-properties fo:color="#1c1c1c" style:text-outline="false" style:text-line-through-style="none" style:text-line-through-type="none" style:text-position="0% 100%" fo:font-size="17pt" fo:font-style="normal" fo:text-shadow="none" style:text-underline-style="none" fo:font-weight="bold" officeooo:rsid="40c342ad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1" style:family="text">
      <style:text-properties fo:color="#1c1c1c" style:text-outline="false" style:text-line-through-style="none" style:text-line-through-type="none" style:text-position="0% 100%" fo:font-size="17pt" fo:font-style="normal" fo:text-shadow="none" style:text-underline-style="none" fo:font-weight="bold" officeooo:rsid="432ecd72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2" style:family="text">
      <style:text-properties fo:color="#1c1c1c" style:text-outline="false" style:text-line-through-style="none" style:text-line-through-type="none" style:text-position="0% 100%" fo:font-size="17pt" fo:font-style="normal" fo:text-shadow="none" style:text-underline-style="none" fo:font-weight="bold" officeooo:rsid="40c342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3" style:family="text">
      <style:text-properties fo:color="#1c1c1c" officeooo:rsid="432ecd72"/>
    </style:style>
    <style:style style:name="T84" style:family="text">
      <style:text-properties fo:color="#1c1c1c" officeooo:rsid="24ffe503"/>
    </style:style>
    <style:style style:name="T85" style:family="text">
      <style:text-properties fo:color="#1c1c1c" officeooo:rsid="41bf5115"/>
    </style:style>
    <style:style style:name="T86" style:family="text">
      <style:text-properties officeooo:rsid="35380416"/>
    </style:style>
    <style:style style:name="T87" style:family="text">
      <style:text-properties officeooo:rsid="3f94d117"/>
    </style:style>
    <style:style style:name="T88" style:family="text">
      <style:text-properties officeooo:rsid="40c342ad"/>
    </style:style>
    <style:style style:name="T89" style:family="text">
      <style:text-properties officeooo:rsid="40f274ad"/>
    </style:style>
    <style:style style:name="T90" style:family="text">
      <style:text-properties style:font-name-asian="標楷體1"/>
    </style:style>
    <style:style style:name="T91" style:family="text">
      <style:text-properties officeooo:rsid="083ef854" style:font-name-asian="標楷體1"/>
    </style:style>
    <style:style style:name="T92" style:family="text">
      <style:text-properties officeooo:rsid="3f94d117" style:font-name-asian="標楷體1"/>
    </style:style>
    <style:style style:name="T93" style:family="text">
      <style:text-properties officeooo:rsid="400b1adf" style:font-name-asian="標楷體1"/>
    </style:style>
    <style:style style:name="T94" style:family="text">
      <style:text-properties officeooo:rsid="41578d4c" style:font-name-asian="標楷體1"/>
    </style:style>
    <style:style style:name="T95" style:family="text">
      <style:text-properties officeooo:rsid="1d9bb035" style:font-name-asian="標楷體1"/>
    </style:style>
    <style:style style:name="T96" style:family="text">
      <style:text-properties officeooo:rsid="0a7edee9" style:font-name-asian="標楷體1"/>
    </style:style>
    <style:style style:name="T97" style:family="text">
      <style:text-properties officeooo:rsid="4177671c" style:font-name-asian="標楷體1"/>
    </style:style>
    <style:style style:name="T98" style:family="text">
      <style:text-properties officeooo:rsid="2e8e44b6" style:font-name-asian="標楷體1"/>
    </style:style>
    <style:style style:name="T99" style:family="text">
      <style:text-properties officeooo:rsid="41bf5115" style:font-name-asian="標楷體1"/>
    </style:style>
    <style:style style:name="T100" style:family="text">
      <style:text-properties style:font-name="Liberation Serif" style:font-name-asian="標楷體1"/>
    </style:style>
    <style:style style:name="T101" style:family="text">
      <style:text-properties style:font-name="Liberation Serif" officeooo:rsid="40c342ad" style:font-name-asian="標楷體1"/>
    </style:style>
    <style:style style:name="T102" style:family="text">
      <style:text-properties style:font-name="Liberation Serif" officeooo:rsid="400b1adf" style:font-name-asian="標楷體1"/>
    </style:style>
    <style:style style:name="T103" style:family="text">
      <style:text-properties style:font-name="Liberation Serif" officeooo:rsid="3f94d117" style:font-name-asian="標楷體1"/>
    </style:style>
    <style:style style:name="T104" style:family="text">
      <style:text-properties style:font-name="Liberation Serif" officeooo:rsid="0a7edee9" style:font-name-asian="標楷體1"/>
    </style:style>
    <style:style style:name="T105" style:family="text">
      <style:text-properties style:font-name="Liberation Serif" officeooo:rsid="41414286" style:font-name-asian="標楷體1"/>
    </style:style>
    <style:style style:name="T106" style:family="text">
      <style:text-properties style:font-name="Liberation Serif" officeooo:rsid="41491c3b" style:font-name-asian="標楷體1"/>
    </style:style>
    <style:style style:name="T107" style:family="text">
      <style:text-properties style:font-name="Liberation Serif" style:text-underline-style="solid" style:text-underline-width="auto" style:text-underline-color="font-color" officeooo:rsid="0a7edee9" style:font-name-asian="標楷體1"/>
    </style:style>
    <style:style style:name="T108" style:family="text">
      <style:text-properties style:font-name="Liberation Serif" officeooo:rsid="3f94d117"/>
    </style:style>
    <style:style style:name="T109" style:family="text">
      <style:text-properties style:font-name="Liberation Serif" officeooo:rsid="400b1adf"/>
    </style:style>
    <style:style style:name="T110" style:family="text">
      <style:text-properties officeooo:rsid="2e8e44b6"/>
    </style:style>
    <style:style style:name="T111" style:family="text">
      <style:text-properties officeooo:rsid="41d0bed5"/>
    </style:style>
    <style:style style:name="T112" style:family="text">
      <style:text-properties officeooo:rsid="41bf5115"/>
    </style:style>
    <style:style style:name="T113" style:family="text">
      <style:text-properties officeooo:rsid="425e721e"/>
    </style:style>
    <style:style style:name="T114" style:family="text">
      <style:text-properties officeooo:rsid="42cd0696"/>
    </style:style>
    <style:style style:name="T115" style:family="text">
      <style:text-properties officeooo:rsid="083ef854"/>
    </style:style>
    <style:style style:name="T116" style:family="text">
      <style:text-properties fo:color="#666666"/>
    </style:style>
    <style:style style:name="T117" style:family="text">
      <style:text-properties fo:color="#666666" officeooo:rsid="400b1adf"/>
    </style:style>
    <style:style style:name="T1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c342ad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2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0b1ad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2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c342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22" style:family="text">
      <style:text-properties officeooo:rsid="432ecd72"/>
    </style:style>
    <style:style style:name="T123" style:family="text">
      <style:text-properties officeooo:rsid="2f44881c"/>
    </style:style>
    <style:style style:name="T124" style:family="text">
      <style:text-properties officeooo:rsid="43311ad8"/>
    </style:style>
    <style:style style:name="T125" style:family="text">
      <style:text-properties officeooo:rsid="24ffe503"/>
    </style:style>
    <style:style style:name="T126" style:family="text">
      <style:text-properties officeooo:rsid="43615ba4"/>
    </style:style>
    <style:style style:name="T127" style:family="text">
      <style:text-properties officeooo:rsid="437d0997"/>
    </style:style>
    <style:style style:name="T128" style:family="text">
      <style:text-properties officeooo:rsid="437f8d3d"/>
    </style:style>
    <style:style style:name="T129" style:family="text">
      <style:text-properties officeooo:rsid="2da833a7"/>
    </style:style>
    <style:style style:name="T130" style:family="text">
      <style:text-properties officeooo:rsid="43c88a54"/>
    </style:style>
    <style:style style:name="T131" style:family="text">
      <style:text-properties fo:color="#010101"/>
    </style:style>
    <style:style style:name="T132" style:family="text">
      <style:text-properties style:font-name="Arial" style:font-name-asian="Arial"/>
    </style:style>
    <style:style style:name="T133" style:family="text">
      <style:text-properties style:font-name="Arial" officeooo:rsid="417633a6" style:font-name-asian="Arial"/>
    </style:style>
    <style:style style:name="T134" style:family="text">
      <style:text-properties style:font-name="Arial" officeooo:rsid="41b0a1e8" style:font-name-asian="Arial"/>
    </style:style>
    <style:style style:name="T135" style:family="text">
      <style:text-properties style:font-name="Arial" officeooo:rsid="41bf5115" style:font-name-asian="Arial"/>
    </style:style>
    <style:style style:name="T136" style:family="text">
      <style:text-properties style:font-name="Arial" officeooo:rsid="3f94d117" style:font-name-asian="Arial"/>
    </style:style>
    <style:style style:name="T137" style:family="text">
      <style:text-properties style:font-name="Arial" officeooo:rsid="437d0997" style:font-name-asian="Arial"/>
    </style:style>
    <style:style style:name="T138" style:family="text">
      <style:text-properties style:font-name="Arial" officeooo:rsid="437f8d3d" style:font-name-asian="Arial"/>
    </style:style>
    <style:style style:name="T139" style:family="text">
      <style:text-properties style:font-name="Arial" officeooo:rsid="43c88a54" style:font-name-asian="Arial"/>
    </style:style>
    <style:style style:name="T140" style:family="text">
      <style:text-properties style:font-name="Arial" officeooo:rsid="42048c75" style:font-name-asian="Arial"/>
    </style:style>
    <style:style style:name="T141" style:family="text">
      <style:text-properties style:font-name="Arial" officeooo:rsid="2e8e44b6" style:font-name-asian="Arial"/>
    </style:style>
    <style:style style:name="T142" style:family="text">
      <style:text-properties style:font-name="Arial" officeooo:rsid="400b1adf" style:font-name-asian="Arial"/>
    </style:style>
    <style:style style:name="T143" style:family="text">
      <style:text-properties style:font-name="Arial" officeooo:rsid="2f44881c" style:font-name-asian="Arial"/>
    </style:style>
    <style:style style:name="T144" style:family="text">
      <style:text-properties style:font-name="Arial" officeooo:rsid="42cd0696" style:font-name-asian="Arial"/>
    </style:style>
    <style:style style:name="T145" style:family="text">
      <style:text-properties style:font-name="Arial" officeooo:rsid="40c342ad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55669345" text:style-name="L1">
        <text:list-item>
          <text:p text:style-name="P1">佛<text:bookmark-start text:name="佛家"/>家<text:bookmark-end text:name="佛家"/></text:p>
          <text:list>
            <text:list-item>
              <text:p text:style-name="P2">佛家 認定，佛陀 是 開悟者。<text:span text:style-name="T40">（</text:span><text:span text:style-name="T41">www.youtube.com/watch?v=j7_DMdOOcWg </text:span><text:span text:style-name="T37">）</text:span></text:p>
            </text:list-item>
            <text:list-item>
              <text:p text:style-name="P3">佛家 認定，釋迦摩尼（<text:span text:style-name="T69">（佛</text:span><text:span text:style-name="T72">家</text:span><text:span text:style-name="T73"> 認定的</text:span><text:span text:style-name="T75">）</text:span>悟道）的 真理 是（佛<text:span text:style-name="T7">家</text:span><text:span text:style-name="T6"> 認定的</text:span><text:span text:style-name="T67">）四</text:span>諦真理。</text:p>
              <text:list>
                <text:list-item>
                  <text:p text:style-name="P232"><text:span text:style-name="T93">四</text:span><text:span text:style-name="T92">諦真理 是（佛</text:span><text:span text:style-name="T12">家</text:span><text:span text:style-name="T11"> 認定的</text:span><text:span text:style-name="T93">）苦</text:span><text:span text:style-name="T92">諦、</text:span><text:span text:style-name="T93">集</text:span><text:span text:style-name="T92">諦、</text:span><text:span text:style-name="T93">滅</text:span><text:span text:style-name="T92">諦、</text:span><text:span text:style-name="T93">道</text:span><text:span text:style-name="T92">諦</text:span><text:span text:style-name="T93">。</text:span></text:p>
                  <text:list>
                    <text:list-item>
                      <text:p text:style-name="P233"><text:span text:style-name="T93">苦</text:span><text:span text:style-name="T92">諦 </text:span><text:span text:style-name="T94">是 </text:span><text:span text:style-name="T92">指出 人類個體 出現（感受到）痛</text:span><text:span text:style-name="T94">苦的 現象</text:span><text:span text:style-name="T92">。</text:span></text:p>
                      <text:list>
                        <text:list-item>
                          <text:p text:style-name="P4">自然之苦。</text:p>
                          <text:list>
                            <text:list-item>
                              <text:p text:style-name="P3">生老病死。</text:p>
                            </text:list-item>
                          </text:list>
                        </text:list-item>
                        <text:list-item>
                          <text:p text:style-name="P3">主觀之苦。</text:p>
                          <text:list>
                            <text:list-item>
                              <text:p text:style-name="P3">憂愁、悲傷、煩惱。</text:p>
                            </text:list-item>
                            <text:list-item>
                              <text:p text:style-name="P3">怨恨、憎惡、相處。</text:p>
                            </text:list-item>
                            <text:list-item>
                              <text:p text:style-name="P3">偏好、戀愛、離別。</text:p>
                            </text:list-item>
                            <text:list-item>
                              <text:p text:style-name="P3">所欲不得。</text:p>
                              <text:list>
                                <text:list-item>
                                  <text:p text:style-name="P3">慾望 還沒滿足、無法滿足、極端難以滿足。</text:p>
                                </text:list-item>
                                <text:list-item>
                                  <text:p text:style-name="P5">追求、掙扎於 滿足 慾望。</text:p>
                                  <text:list>
                                    <text:list-item>
                                      <text:p text:style-name="P234"><text:span text:style-name="T92">明顯例子，</text:span><text:span text:style-name="T95">一心追求 道、物質文明、錢、奶嘴樂、私慾增長</text:span><text:span text:style-name="T9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5"><text:span text:style-name="T93">集</text:span><text:span text:style-name="T92">諦 是 指出（感受到）痛</text:span><text:span text:style-name="T94">苦（的 現象）的 原因（</text:span><text:span text:style-name="T77">（佛</text:span><text:span text:style-name="T70">家</text:span><text:span text:style-name="T71"> 認定的</text:span><text:span text:style-name="T78">）</text:span><text:span text:style-name="T94">是 </text:span><text:span text:style-name="T92">貪、嗔、癡</text:span><text:span text:style-name="T94">）</text:span><text:span text:style-name="T92">。</text:span></text:p>
                      <text:list>
                        <text:list-item>
                          <text:p text:style-name="P3">五陰聚合。</text:p>
                        </text:list-item>
                        <text:list-item>
                          <text:p text:style-name="P3">十二因緣。</text:p>
                        </text:list-item>
                        <text:list-item>
                          <text:p text:style-name="P3">業報輪迴。</text:p>
                        </text:list-item>
                      </text:list>
                    </text:list-item>
                    <text:list-item>
                      <text:p text:style-name="P236"><text:span text:style-name="T93">滅</text:span><text:span text:style-name="T92">諦 是 指出 解決（感受到）痛</text:span><text:span text:style-name="T94">苦（的 原因）的 方法（是 熄滅、去除</text:span><text:span text:style-name="T92"> 一切煩惱</text:span><text:span text:style-name="T94">）</text:span><text:span text:style-name="T92">。</text:span></text:p>
                      <text:list>
                        <text:list-item>
                          <text:p text:style-name="P237"><text:span text:style-name="T92">（活著、沒有進入</text:span><text:span text:style-name="T93">『完全</text:span><text:span text:style-name="T97">死亡狀態』的情況，達到、進入</text:span><text:span text:style-name="T92">）涅槃。</text:span></text:p>
                          <text:list>
                            <text:list-item>
                              <text:p text:style-name="P238"><text:span text:style-name="T92">（滅諦 的）涅槃 不是 死亡、進入</text:span><text:span text:style-name="T93">『完全</text:span><text:span text:style-name="T97">死亡狀態』</text:span><text:span text:style-name="T92">。</text:span></text:p>
                            </text:list-item>
                            <text:list-item>
                              <text:p text:style-name="P239"><text:span text:style-name="T92">（滅諦 的）涅槃 是 活著 </text:span><text:span text:style-name="T97">的情況，</text:span><text:span text:style-name="T94">熄滅、去除</text:span><text:span text:style-name="T92"> 一切煩惱。</text:span></text:p>
                            </text:list-item>
                            <text:list-item>
                              <text:p text:style-name="P240"><text:span text:style-name="T92">涅槃 是 超脫（人類</text:span><text:span text:style-name="T11"> 認定的</text:span><text:span text:style-name="T93">）現實世界 </text:span><text:span text:style-name="T92">達到、進入（佛</text:span><text:span text:style-name="T12">家</text:span><text:span text:style-name="T11"> 認定的</text:span><text:span text:style-name="T93">）</text:span><text:span text:style-name="T92">至善境界。</text:span></text:p>
                              <text:list>
                                <text:list-item>
                                  <text:p text:style-name="P241"><text:span text:style-name="T92">超脫（人類</text:span><text:span text:style-name="T11"> 認定的</text:span><text:span text:style-name="T93">）現實世界 是</text:span><text:span text:style-name="T92">（佛</text:span><text:span text:style-name="T12">家</text:span><text:span text:style-name="T11"> 認定的</text:span><text:span text:style-name="T93">）</text:span><text:span text:style-name="T92">超越時空、超脫生死</text:span><text:span text:style-name="T93">。</text:span></text:p>
                                </text:list-item>
                                <text:list-item>
                                  <text:p text:style-name="P242"><text:span text:style-name="T92">超脫（人類</text:span><text:span text:style-name="T11"> 認定的</text:span><text:span text:style-name="T93">）現實世界 </text:span><text:span text:style-name="T133">↔</text:span><text:span text:style-name="T93"> 擺脫、脫離 慾望、感知、現實沉浸感。</text:span></text:p>
                                  <text:list>
                                    <text:list-item>
                                      <text:p text:style-name="P300"><text:span text:style-name="T92">（感知 的描述在 </text:span><text:span text:style-name="T2">感受</text:span><text:span text:style-name="T96"> 文件群的 </text:span><text:span text:style-name="T2">感受</text:span><text:span text:style-name="T92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3"><text:span text:style-name="T93">道</text:span><text:span text:style-name="T92">諦 是 指出 實作（滅諦 的）涅槃（解決 痛</text:span><text:span text:style-name="T94">苦 的方法）的 道路、具體方法</text:span><text:span text:style-name="T92">。</text:span></text:p>
                      <text:list>
                        <text:list-item>
                          <text:p text:style-name="P3">八正道。</text:p>
                          <text:list>
                            <text:list-item>
                              <text:p text:style-name="P244"><text:span text:style-name="T92">八正道 是 </text:span><text:span text:style-name="T94">正見、正志、正語、正業、正命、正精進、正念、正定。</text:span></text:p>
                            </text:list-item>
                            <text:list-item>
                              <text:p text:style-name="P244"><text:span text:style-name="T92">八正道 是</text:span><text:span text:style-name="T94">（日常、日常生活 的）思想、決策、行動 的（佛家）規定。</text:span></text:p>
                            </text:list-item>
                            <text:list-item>
                              <text:p text:style-name="P3">戒、定、慧。</text:p>
                              <text:list>
                                <text:list-item>
                                  <text:p text:style-name="P3">戒。</text:p>
                                  <text:list>
                                    <text:list-item>
                                      <text:p text:style-name="P245"><text:span text:style-name="T92">戒 是 </text:span><text:span text:style-name="T94">熄滅、去除（修練個體 的）</text:span><text:span text:style-name="T92">邪惡的、有害的 </text:span><text:span text:style-name="T94">思想、決策、行動</text:span><text:span text:style-name="T92">。</text:span></text:p>
                                    </text:list-item>
                                    <text:list-item>
                                      <text:p text:style-name="P246"><text:span text:style-name="T92">戒 是 </text:span><text:span text:style-name="T94">佛門戒律。</text:span></text:p>
                                      <text:list>
                                        <text:list-item>
                                          <text:p text:style-name="P128">明顯例子，佛門八戒。</text:p>
                                        </text:list-item>
                                        <text:list-item>
                                          <text:p text:style-name="P128">明顯例子，禁慾、禁止貪戀錢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">定。</text:p>
                                  <text:list>
                                    <text:list-item>
                                      <text:p text:style-name="P6">定 是 禪定、打坐。</text:p>
                                    </text:list-item>
                                    <text:list-item>
                                      <text:p text:style-name="P7">定 是 達到、進入 冥想狀態，思考、悟道。</text:p>
                                      <text:list>
                                        <text:list-item>
                                          <text:p text:style-name="P6">四禪。</text:p>
                                          <text:list>
                                            <text:list-item>
                                              <text:p text:style-name="P6">四種 思考深入程度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">四無定色。</text:p>
                                          <text:list>
                                            <text:list-item>
                                              <text:p text:style-name="P3">四種 心理混沌狀態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">慧。</text:p>
                                  <text:list>
                                    <text:list-item>
                                      <text:p text:style-name="P8">慧 是 智慧。</text:p>
                                    </text:list-item>
                                    <text:list-item>
                                      <text:p text:style-name="P247"><text:span text:style-name="T92">慧 是 擺脫、脫離 客觀事物、現實沉浸感、</text:span><text:span text:style-name="T12">（莊子 認定的）</text:span><text:span text:style-name="T13">外物</text:span><text:span text:style-name="T92"> 影響，達到、進入 自省體驗。</text:span></text:p>
                                    </text:list-item>
                                    <text:list-item>
                                      <text:p text:style-name="P247"><text:span text:style-name="T92">慧 是 事先 閱讀（佛</text:span><text:span text:style-name="T12">家</text:span><text:span text:style-name="T11"> 認定的</text:span><text:span text:style-name="T93">）</text:span><text:span text:style-name="T92">經文、接受其他修行個體</text:span><text:span text:style-name="T93">的教導</text:span><text:span text:style-name="T92">，事中（戒、定、慧 的）定 思考 宇宙、世界觀。</text:span></text:p>
                                      <text:list>
                                        <text:list-item>
                                          <text:p text:style-name="P248"><text:span text:style-name="T92">慧 </text:span><text:span text:style-name="T134">↔</text:span><text:span text:style-name="T98">（基督教 認定的）聖靈感動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9">沙門四道果。</text:p>
                </text:list-item>
              </text:list>
            </text:list-item>
            <text:list-item>
              <text:p text:style-name="P129">釋迦摩尼。</text:p>
              <text:list>
                <text:list-item>
                  <text:p text:style-name="P249"><text:span text:style-name="T98">以</text:span><text:span text:style-name="T92">（佛</text:span><text:span text:style-name="T12">家</text:span><text:span text:style-name="T11"> 認定的</text:span><text:span text:style-name="T93">）</text:span><text:span text:style-name="T98">僧 為 明燈，以</text:span><text:span text:style-name="T92">（佛</text:span><text:span text:style-name="T12">家</text:span><text:span text:style-name="T11"> 認定的</text:span><text:span text:style-name="T93">）</text:span><text:span text:style-name="T98">僧 為 皈依處。</text:span></text:p>
                  <text:list>
                    <text:list-item>
                      <text:p text:style-name="P249"><text:span text:style-name="T98">以 </text:span><text:span text:style-name="T94">修練個體（</text:span><text:span text:style-name="T98">自己）為 明燈，以 </text:span><text:span text:style-name="T94">修練個體（</text:span><text:span text:style-name="T98">自己）為 皈依處。</text:span></text:p>
                    </text:list-item>
                  </text:list>
                </text:list-item>
                <text:list-item>
                  <text:p text:style-name="P249"><text:span text:style-name="T98">以</text:span><text:span text:style-name="T92">（佛</text:span><text:span text:style-name="T12">家</text:span><text:span text:style-name="T11"> 認定的</text:span><text:span text:style-name="T93">）</text:span><text:span text:style-name="T98">法 為 明燈，以</text:span><text:span text:style-name="T92">（佛</text:span><text:span text:style-name="T12">家</text:span><text:span text:style-name="T11"> 認定的</text:span><text:span text:style-name="T93">）</text:span><text:span text:style-name="T98">法 為 皈依處。</text:span></text:p>
                </text:list-item>
              </text:list>
            </text:list-item>
            <text:list-item>
              <text:p text:style-name="P130">業。</text:p>
              <text:list>
                <text:list-item>
                  <text:p text:style-name="P250"><text:span text:style-name="T98">業 </text:span><text:span text:style-name="T135">↔</text:span><text:span text:style-name="T99">（思想、決策、行動 的</text:span><text:span text:style-name="T93">）</text:span><text:span text:style-name="T99">（殘留在（榮格</text:span><text:span text:style-name="T11"> 認定的</text:span><text:span text:style-name="T99">）集體潛意識 的）應力、應變。</text:span></text:p>
                  <text:list>
                    <text:list-item>
                      <text:p text:style-name="P272"><text:span text:style-name="T98">業力 </text:span><text:span text:style-name="T135">↔</text:span><text:span text:style-name="T99">（思想、決策、行動 的</text:span><text:span text:style-name="T93">）</text:span><text:span text:style-name="T99">（殘留在（榮格</text:span><text:span text:style-name="T11"> 認定的</text:span><text:span text:style-name="T99">）集體潛意識 的）應力。</text:span></text:p>
                    </text:list-item>
                    <text:list-item>
                      <text:p text:style-name="P272"><text:span text:style-name="T98">業障 </text:span><text:span text:style-name="T135">↔</text:span><text:span text:style-name="T99">（思想、決策、行動 的</text:span><text:span text:style-name="T93">）</text:span><text:span text:style-name="T99">（殘留在（榮格</text:span><text:span text:style-name="T11"> 認定的</text:span><text:span text:style-name="T99">）集體潛意識 的）應變。</text:span></text:p>
                    </text:list-item>
                  </text:list>
                </text:list-item>
                <text:list-item>
                  <text:p text:style-name="P251"><text:span text:style-name="T98">業 </text:span><text:span text:style-name="T135">↔</text:span><text:span text:style-name="T99">（思想、決策、行動 的</text:span><text:span text:style-name="T93">）</text:span><text:span text:style-name="T99">（殘留在 意識、意識層個體 的）應力、應變。</text:span></text:p>
                  <text:list>
                    <text:list-item>
                      <text:p text:style-name="P251"><text:span text:style-name="T99">意識</text:span><text:span text:style-name="T92"> </text:span><text:span text:style-name="T94">是 </text:span><text:span text:style-name="T14">個體無意識</text:span><text:span text:style-name="T15">、</text:span><text:span text:style-name="T14">個體潛意識</text:span><text:span text:style-name="T15">、</text:span><text:span text:style-name="T14">個體主意識。</text:span></text:p>
                    </text:list-item>
                    <text:list-item>
                      <text:p text:style-name="P252"><text:span text:style-name="T99">意識</text:span><text:span text:style-name="T92"> </text:span><text:span text:style-name="T94">是 </text:span><text:span text:style-name="T14">群體無意識</text:span><text:span text:style-name="T15">、</text:span><text:span text:style-name="T14">群體潛意識</text:span><text:span text:style-name="T15">、</text:span><text:span text:style-name="T14">群體主意識</text:span><text:span text:style-name="T16">。</text:span></text:p>
                      <text:list>
                        <text:list-item>
                          <text:p text:style-name="P301"><text:span text:style-name="T92">（</text:span><text:span text:style-name="T99">意識</text:span><text:span text:style-name="T92"> 的描述在 </text:span><text:span text:style-name="T3">意識</text:span><text:span text:style-name="T96"> 文件群的 </text:span><text:span text:style-name="T20">意識 對 群體 的 影響</text:span><text:span text:style-name="T92">）</text:span></text:p>
                        </text:list-item>
                      </text:list>
                    </text:list-item>
                    <text:list-item>
                      <text:p text:style-name="P131"><text:span text:style-name="T30">意識型 </text:span>業、<text:span text:style-name="T87">業力引爆。</text:span></text:p>
                      <text:list>
                        <text:list-item>
                          <text:p text:style-name="P132"><text:span text:style-name="T30">個體記憶型、本能型、第零層級 </text:span>業、<text:span text:style-name="T87">業力引爆。</text:span></text:p>
                          <text:list>
                            <text:list-item>
                              <text:p text:style-name="P132"><text:span text:style-name="T30">個體無意識型</text:span><text:span text:style-name="T31">、</text:span><text:span text:style-name="T30">個體潛意識型</text:span><text:span text:style-name="T31">、</text:span><text:span text:style-name="T30">個體主意識型 </text:span>業、<text:span text:style-name="T87">業力引爆。</text:span></text:p>
                            </text:list-item>
                          </text:list>
                        </text:list-item>
                        <text:list-item>
                          <text:p text:style-name="P133"><text:span text:style-name="T30">群體記憶型、傳承型、第一層級 </text:span>業、<text:span text:style-name="T87">業力引爆。</text:span><text:span text:style-name="T46">（</text:span><text:span text:style-name="T42">傳承 是 橫向傳承、縱向傳承</text:span><text:span text:style-name="T46">）</text:span></text:p>
                          <text:list>
                            <text:list-item>
                              <text:p text:style-name="P132"><text:span text:style-name="T30">群體無意識型</text:span><text:span text:style-name="T31">、</text:span><text:span text:style-name="T30">群體潛意識型</text:span><text:span text:style-name="T31">、</text:span><text:span text:style-name="T30">群體主意識型 </text:span><text:span text:style-name="T87">業、業力引爆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4"><text:span text:style-name="T87">業力</text:span><text:span text:style-name="T30">層級。</text:span></text:p>
                      <text:list>
                        <text:list-item>
                          <text:p text:style-name="P134"><text:span text:style-name="T30">第零層級</text:span><text:span text:style-name="T87">業力 </text:span><text:span text:style-name="T132">↔</text:span> <text:span text:style-name="T30">本能型</text:span><text:span text:style-name="T87">業力</text:span>。</text:p>
                        </text:list-item>
                        <text:list-item>
                          <text:p text:style-name="P134"><text:span text:style-name="T30">第一層級</text:span><text:span text:style-name="T87">業力 </text:span><text:span text:style-name="T132">↔</text:span> <text:span text:style-name="T30">傳承型</text:span><text:span text:style-name="T87">業力</text:span>。</text:p>
                          <text:list>
                            <text:list-item>
                              <text:p text:style-name="P135">業<text:span text:style-name="T87"> </text:span><text:span text:style-name="T132">↔</text:span>（孕育、造成 業力 存在、變化 的）存在。</text:p>
                              <text:list>
                                <text:list-item>
                                  <text:p text:style-name="P136">業力存在<text:span text:style-name="T87"> </text:span><text:span text:style-name="T132">↔</text:span> 潛熱、潛能、儲量 存在。</text:p>
                                </text:list-item>
                                <text:list-item>
                                  <text:p text:style-name="P136">業力變化<text:span text:style-name="T87"> </text:span><text:span text:style-name="T132">↔</text:span> <text:span text:style-name="T87">業力引爆</text:span>。</text:p>
                                </text:list-item>
                              </text:list>
                            </text:list-item>
                            <text:list-item>
                              <text:p text:style-name="P135"><text:span text:style-name="T87">業力 </text:span><text:span text:style-name="T132">↔</text:span> 潛熱、潛能、儲量<text:span text:style-name="T87">。</text:span></text:p>
                              <text:list>
                                <text:list-item>
                                  <text:p text:style-name="P137">明顯例子，<text:span text:style-name="T87">業 </text:span><text:span text:style-name="T132">↔</text:span> 牛、戰爭、汽油車。<text:span text:style-name="T37">（戰爭 危害、傷害 生態圈、個體）</text:span></text:p>
                                  <text:list>
                                    <text:list-item>
                                      <text:p text:style-name="P137"><text:span text:style-name="T87">業力 </text:span><text:span text:style-name="T132">↔</text:span>（儲存在 深海 裡面的）潛熱。<text:span text:style-name="T47">（戰爭</text:span><text:span text:style-name="T62">↔</text:span><text:span text:style-name="T48">粒子高頻振動、（核子）鏈式反應</text:span><text:span text:style-name="T47">）</text:span></text:p>
                                    </text:list-item>
                                    <text:list-item>
                                      <text:p text:style-name="P138">業力引爆 <text:span text:style-name="T132">↔</text:span> 聖嬰現象<text:span text:style-name="T87">。</text:span><text:span text:style-name="T46">（和平</text:span><text:span text:style-name="T63">↔</text:span><text:span text:style-name="T46">粒子 低頻、沒有 震動，低溫、</text:span><text:span text:style-name="T43">0</text:span><text:span text:style-name="T44">(</text:span><text:span text:style-name="T43">K</text:span><text:span text:style-name="T44">)</text:span><text:span text:style-name="T46">）</text:span></text:p>
                                      <text:list>
                                        <text:list-item>
                                          <text:p text:style-name="P138">明顯例子，水溫上升、氣溫上升、氣候異常、冰川融化、海平面上升。</text:p>
                                          <text:list>
                                            <text:list-item>
                                              <text:p text:style-name="P139">（儲存在 深海 裡面的）潛熱 引爆、造成 水溫上升、氣溫上升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0">業力 沒有 引爆 <text:span text:style-name="T132">↔</text:span> 反聖嬰現象、全球降溫<text:span text:style-name="T87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40">明顯例子，<text:span text:style-name="T87">業 </text:span><text:span text:style-name="T132">↔</text:span>（某一特定個體）壓縮、拉伸 彈簧。</text:p>
                                  <text:list>
                                    <text:list-item>
                                      <text:p text:style-name="P141"><text:span text:style-name="T87">業力 </text:span><text:span text:style-name="T132">↔</text:span>（彈簧）彈性變形。</text:p>
                                      <text:list>
                                        <text:list-item>
                                          <text:p text:style-name="P141"><text:span text:style-name="T87">業力 </text:span><text:span text:style-name="T132">↔</text:span>（彈簧 的）壓縮、拉伸 長度、力。</text:p>
                                          <text:list>
                                            <text:list-item>
                                              <text:p text:style-name="P141"><text:span text:style-name="T5">F = </text:span><text:span text:style-name="T32">k * x</text:span><text:span text:style-name="T113">。</text:span></text:p>
                                            </text:list-item>
                                            <text:list-item>
                                              <text:p text:style-name="P201"><text:span text:style-name="T10">F 是</text:span><text:span text:style-name="T18">（</text:span><text:span text:style-name="T112">被施加在 彈簧 的）壓縮力、拉伸力。</text:span></text:p>
                                            </text:list-item>
                                            <text:list-item>
                                              <text:p text:style-name="P202"><text:span text:style-name="T10">k 是</text:span><text:span text:style-name="T112">（彈簧 的）</text:span>彈簧係數。</text:p>
                                            </text:list-item>
                                            <text:list-item>
                                              <text:p text:style-name="P201"><text:span text:style-name="T5">x 是</text:span><text:span text:style-name="T24">（</text:span><text:span text:style-name="T112">彈簧 的）壓縮長度、拉伸長度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2">業力引爆 <text:span text:style-name="T132">↔</text:span>（彈簧）塑性變形、斷裂變形。</text:p>
                                    </text:list-item>
                                    <text:list-item>
                                      <text:p text:style-name="P142">業力 沒有 引爆 <text:span text:style-name="T132">↔</text:span>（該個體 放開，）彈簧 恢復到 自然長度、自然狀態。</text:p>
                                    </text:list-item>
                                  </text:list>
                                </text:list-item>
                                <text:list-item>
                                  <text:p text:style-name="P143">明顯例子，<text:span text:style-name="T87">業 </text:span><text:span text:style-name="T132">↔</text:span> 飛機 升空、飛行。</text:p>
                                  <text:list>
                                    <text:list-item>
                                      <text:p text:style-name="P143"><text:span text:style-name="T87">業力 </text:span><text:span text:style-name="T132">↔</text:span> 飛機的 位能、動能。</text:p>
                                    </text:list-item>
                                    <text:list-item>
                                      <text:p text:style-name="P144">業力引爆 <text:span text:style-name="T132">↔</text:span> 飛機失控。</text:p>
                                      <text:list>
                                        <text:list-item>
                                          <text:p text:style-name="P145">飛機失控<text:span text:style-name="T87"> </text:span><text:span text:style-name="T132">↔</text:span>（<text:span text:style-name="T113">負</text:span>面的）業力引爆。</text:p>
                                          <text:list>
                                            <text:list-item>
                                              <text:p text:style-name="P144">明顯例子，引擎熄火，自由落體。</text:p>
                                            </text:list-item>
                                            <text:list-item>
                                              <text:p text:style-name="P145">明顯例子，機師迷航，撞山墜地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6">飛機 平安 降落 <text:span text:style-name="T132">↔</text:span>（正面的）業力引爆。</text:p>
                                          <text:list>
                                            <text:list-item>
                                              <text:p text:style-name="P146">明顯例子，到達 目的地、目標機場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7">業力 沒有 引爆 <text:span text:style-name="T132">↔</text:span> 飛機 平安 降落。</text:p>
                                      <text:list>
                                        <text:list-item>
                                          <text:p text:style-name="P148">飛機 平安 降落 <text:span text:style-name="T132">↔</text:span>（負面的）業力 沒有 引爆。</text:p>
                                        </text:list-item>
                                        <text:list-item>
                                          <text:p text:style-name="P148">飛機失控<text:span text:style-name="T87"> </text:span><text:span text:style-name="T132">↔</text:span>（正面的）業力 沒有 引爆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03"><text:span text:style-name="T112">明顯例子，業 </text:span><text:span text:style-name="T135">↔</text:span><text:span text:style-name="T112"> </text:span>某一特定個體<text:span text:style-name="T112">的</text:span> 存在、變化<text:span text:style-name="T87">。</text:span></text:p>
                                  <text:list>
                                    <text:list-item>
                                      <text:p text:style-name="P204"><text:span text:style-name="T87">業力 </text:span><text:span text:style-name="T136">↔</text:span><text:span text:style-name="T87">（該個體的 存在、變化 造成）其他個體的 </text:span>存在、變化<text:span text:style-name="T87">。</text:span></text:p>
                                    </text:list-item>
                                    <text:list-item>
                                      <text:p text:style-name="P205"><text:span text:style-name="T112">業力引爆 </text:span><text:span text:style-name="T135">↔</text:span><text:span text:style-name="T112">（其他個體的 存在、變化 造成）該個體 新的 </text:span>存在、變化<text:span text:style-name="T112">。</text:span></text:p>
                                      <text:list>
                                        <text:list-item>
                                          <text:p text:style-name="P206"><text:span text:style-name="T112">新的 </text:span>存在、變化 有 正面影響<text:span text:style-name="T112"> </text:span><text:span text:style-name="T135">↔</text:span><text:span text:style-name="T112">（正面的）業力引爆。</text:span></text:p>
                                        </text:list-item>
                                        <text:list-item>
                                          <text:p text:style-name="P206"><text:span text:style-name="T112">新的 </text:span>存在、變化 有 負面影響<text:span text:style-name="T112"> </text:span><text:span text:style-name="T135">↔</text:span><text:span text:style-name="T112">（</text:span>負<text:span text:style-name="T112">面的）業力引爆。</text:span></text:p>
                                          <text:list>
                                            <text:list-item>
                                              <text:p text:style-name="P206">相同的、同一個 業力引爆，每一個個體 有機率認定 不同。</text:p>
                                            </text:list-item>
                                            <text:list-item>
                                              <text:p text:style-name="P207">明顯例子，北極熊 有機率認定 冰川融化 是<text:span text:style-name="T112">（</text:span>負<text:span text:style-name="T112">面的）業力引爆。</text:span></text:p>
                                            </text:list-item>
                                            <text:list-item>
                                              <text:p text:style-name="P207">明顯例子，大棕熊 有機率認定 冰川融化 是<text:span text:style-name="T112">（正面的）業力引爆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9">業力引爆 是 業力影響、業力爆炸。</text:p>
                                          <text:list>
                                            <text:list-item>
                                              <text:p text:style-name="P208"><text:span text:style-name="T112">業力影響 是（新的 </text:span>存在、變化 有<text:span text:style-name="T112">）輕微、短暫、隱晦 影響。</text:span></text:p>
                                            </text:list-item>
                                            <text:list-item>
                                              <text:p text:style-name="P208"><text:span text:style-name="T112">業力爆炸 是（新的 </text:span>存在、變化 有<text:span text:style-name="T112">）重大、深遠、顯著 影響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09"><text:span text:style-name="T112">業力 沒有 引爆 </text:span><text:span text:style-name="T135">↔</text:span><text:span text:style-name="T112">（其他個體的 存在、變化 沒有 造成）該個體 新的 </text:span>存在、變化<text:span text:style-name="T112">。</text:span><text:span text:style-name="T53">（業力（沒有）引爆 </text:span><text:span text:style-name="T64">↔</text:span><text:span text:style-name="T53">（該個體、其他個體 的 存在、變化（沒有）造成）該個體 新的 </text:span><text:span text:style-name="T52">存在、變化</text:span><text:span text:style-name="T53">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03"><text:span text:style-name="T112">明顯例子，業 </text:span><text:span text:style-name="T135">↔</text:span><text:span text:style-name="T112"> </text:span>某一特定個體 思想、決策、行動<text:span text:style-name="T87">。</text:span></text:p>
                                  <text:list>
                                    <text:list-item>
                                      <text:p text:style-name="P210"><text:span text:style-name="T87">業力 </text:span><text:span text:style-name="T136">↔</text:span><text:span text:style-name="T87">（該個體 </text:span>思想、決策、行動<text:span text:style-name="T87"> 造成）其他個體 </text:span>思想、決策、行動<text:span text:style-name="T87">。</text:span></text:p>
                                    </text:list-item>
                                    <text:list-item>
                                      <text:p text:style-name="P209"><text:span text:style-name="T112">業力引爆 </text:span><text:span text:style-name="T135">↔</text:span><text:span text:style-name="T112">（其他個體 </text:span>思想、決策、行動<text:span text:style-name="T112"> 造成）該個體 新的 </text:span>思想、決策、行動<text:span text:style-name="T112">。</text:span><text:span text:style-name="T50">（業力（沒有）引爆 </text:span><text:span text:style-name="T65">↔</text:span><text:span text:style-name="T50">（該個體、其他個體 的 </text:span><text:span text:style-name="T49">思想、決策、行動</text:span><text:span text:style-name="T50"> （沒有）造成）該個體 新的 </text:span><text:span text:style-name="T49">思想、決策、行動</text:span><text:span text:style-name="T50">）</text:span></text:p>
                                      <text:list>
                                        <text:list-item>
                                          <text:p text:style-name="P211"><text:span text:style-name="T112">新的 </text:span>思想、決策、行動 有 正面影響<text:span text:style-name="T112"> </text:span><text:span text:style-name="T135">↔</text:span><text:span text:style-name="T112">（正面的）業力引爆。</text:span></text:p>
                                        </text:list-item>
                                        <text:list-item>
                                          <text:p text:style-name="P211"><text:span text:style-name="T112">新的 </text:span>思想、決策、行動 有 負面影響<text:span text:style-name="T112"> </text:span><text:span text:style-name="T135">↔</text:span><text:span text:style-name="T112">（</text:span>負<text:span text:style-name="T112">面的）業力引爆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05"><text:span text:style-name="T112">業力 沒有 引爆 </text:span><text:span text:style-name="T135">↔</text:span><text:span text:style-name="T112">（其他個體 </text:span>思想、決策、行動<text:span text:style-name="T112"> 沒有 造成）該個體 新的 </text:span>思想、決策、行動<text:span text:style-name="T11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0">明顯例子，<text:span text:style-name="T87">（佛</text:span><text:span text:style-name="T7">家</text:span><text:span text:style-name="T6"> 認定的</text:span><text:span text:style-name="T67">）</text:span>輪迴。</text:p>
                  <text:list>
                    <text:list-item>
                      <text:p text:style-name="P151">假定，某一特定個體 提升、昇華 文明。</text:p>
                      <text:list>
                        <text:list-item>
                          <text:p text:style-name="P152">提升、昇華 文明<text:span text:style-name="T110"> </text:span><text:span text:style-name="T132">↔</text:span> 業<text:span text:style-name="T67">。</text:span></text:p>
                        </text:list-item>
                      </text:list>
                    </text:list-item>
                    <text:list-item>
                      <text:p text:style-name="P152">假定，該個體是（生存、生活 在）該文明的 個體。</text:p>
                    </text:list-item>
                    <text:list-item>
                      <text:p text:style-name="P151">該個體 有機率受益。</text:p>
                    </text:list-item>
                    <text:list-item>
                      <text:p text:style-name="P151">假定，該個體 進入『完全死亡狀態』。</text:p>
                    </text:list-item>
                    <text:list-item>
                      <text:p text:style-name="P153">該個體的 意識層個體，進入（其他的）肉質層個體。</text:p>
                      <text:list>
                        <text:list-item>
                          <text:p text:style-name="P154"><text:span text:style-name="T87">（佛</text:span><text:span text:style-name="T7">家</text:span><text:span text:style-name="T6"> 認定的</text:span><text:span text:style-name="T67">）</text:span>輪迴。</text:p>
                        </text:list-item>
                      </text:list>
                    </text:list-item>
                    <text:list-item>
                      <text:p text:style-name="P155">該個體 有機率是（生存、生活 在）該文明（的 該個體、其他個體）的 子代個體。</text:p>
                      <text:list>
                        <text:list-item>
                          <text:p text:style-name="P156">該個體 有機率 主動、被動、被迫，進入 該文明的 子代個體（的 肉質層個體）。</text:p>
                        </text:list-item>
                        <text:list-item>
                          <text:p text:style-name="P156">該個體 有機率 主動、被動、被迫，成為 該文明的 子代個體（的 意識層個體）。</text:p>
                          <text:list>
                            <text:list-item>
                              <text:p text:style-name="P157">該文明的 子代個體<text:span text:style-name="T110"> </text:span><text:span text:style-name="T132">↔</text:span> 該個體 出生、成長、共生 在 該文明。</text:p>
                            </text:list-item>
                            <text:list-item>
                              <text:p text:style-name="P157">該文明的 子代個體<text:span text:style-name="T110"> </text:span><text:span text:style-name="T132">↔</text:span> 該個體 存在、生存、生活 在 該文明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1">該個體 有機率受益。</text:p>
                      <text:list>
                        <text:list-item>
                          <text:p text:style-name="P152">（正面的）<text:span text:style-name="T87">業力引爆、因果報應、複利效應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8">明顯例子，說謊。</text:p>
                  <text:list>
                    <text:list-item>
                      <text:p text:style-name="P159">說謊 →<text:span text:style-name="T126"> 欺騙 → 造業。</text:span></text:p>
                      <text:list>
                        <text:list-item>
                          <text:p text:style-name="P160">造業 是 造成、孕育、蘊含 <text:span text:style-name="T126">業</text:span>。</text:p>
                        </text:list-item>
                      </text:list>
                    </text:list-item>
                    <text:list-item>
                      <text:p text:style-name="P159">黑謊、灰謊、白謊（的 分類）是 自我安慰、自我催眠、自我感覺良好。</text:p>
                      <text:list>
                        <text:list-item>
                          <text:p text:style-name="P159">黑謊、灰謊、白謊 都是 說謊。</text:p>
                          <text:list>
                            <text:list-item>
                              <text:p text:style-name="P159">假定，某一特定個體 認定，說出 白謊，是為了 其他個體 好。</text:p>
                              <text:list>
                                <text:list-item>
                                  <text:p text:style-name="P161">該個體 是 自我安慰、自我催眠、自我感覺良好、推卸責任、傷害其他個體。</text:p>
                                </text:list-item>
                                <text:list-item>
                                  <text:p text:style-name="P162">傷害其他個體 是 傷害 其他個體的 信念、投影世界觀、意識。</text:p>
                                  <text:list>
                                    <text:list-item>
                                      <text:p text:style-name="P162">意識 是 個體主意識、個體潛意識、個體無意識。</text:p>
                                    </text:list-item>
                                    <text:list-item>
                                      <text:p text:style-name="P163">意識 是 群體主意識、個體潛意識、個體無意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4">黑謊、灰謊、白謊 都是在 欺騙 其他個體。</text:p>
                        </text:list-item>
                        <text:list-item>
                          <text:p text:style-name="P165">說謊 造成，其他個體 孕育、蘊含 錯誤的 認知、投影世界觀。</text:p>
                          <text:list>
                            <text:list-item>
                              <text:p text:style-name="P166">其他個體 以（錯誤的）認知、投影世界觀 為根基，做出 思想、決策、行動。</text:p>
                            </text:list-item>
                            <text:list-item>
                              <text:p text:style-name="P167">明顯例子，造成 其他個體（錯誤的）<text:span text:style-name="T129">圖式、同化、順應、平衡、不平衡。</text:span></text:p>
                              <text:list>
                                <text:list-item>
                                  <text:p text:style-name="P212">圖式、同化、順應 是（皮亞杰 認定的）圖式、同化、順應。</text:p>
                                </text:list-item>
                                <text:list-item>
                                  <text:p text:style-name="P213">平衡、不平衡 是（皮亞杰 認定的）平衡、不平衡。</text:p>
                                  <text:list>
                                    <text:list-item>
                                      <text:p text:style-name="P303">（<text:span text:style-name="T129">圖式、同化、順應、平衡、不平衡 的 描述在 _ 文件群的 認知發展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5">明顯例子，海的對面是自由（進擊的巨人）。</text:p>
                            </text:list-item>
                          </text:list>
                        </text:list-item>
                        <text:list-item>
                          <text:p text:style-name="P165">說謊、<text:span text:style-name="T126">欺騙</text:span> 就是在 造業。</text:p>
                          <text:list>
                            <text:list-item>
                              <text:p text:style-name="P168">原因很明顯，知道（錯誤的）認知、投影世界觀，比 什麼都不知道 更糟糕。</text:p>
                            </text:list-item>
                            <text:list-item>
                              <text:p text:style-name="P168">原因很明顯，信念（錯誤的）認知、投影世界觀，比 什麼都不知道 更糟糕。</text:p>
                              <text:list>
                                <text:list-item>
                                  <text:p text:style-name="P168">明顯例子，慈禧太后 知道、信念，義和團 刀槍不入、子彈打不死。</text:p>
                                  <text:list>
                                    <text:list-item>
                                      <text:p text:style-name="P168">慈禧太后 對 八個國家 宣戰。</text:p>
                                    </text:list-item>
                                    <text:list-item>
                                      <text:p text:style-name="P168">假定，慈禧太后 不知道，義和團的 存在。</text:p>
                                      <text:list>
                                        <text:list-item>
                                          <text:p text:style-name="P169">慈禧太后 有機率不會 宣戰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0">假定，慈禧太后 不知道，義和團（自稱）刀槍不入、子彈打不死。</text:p>
                                      <text:list>
                                        <text:list-item>
                                          <text:p text:style-name="P169">慈禧太后 有機率不會 宣戰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9">假定，慈禧太后 知道，義和團 無法 抵擋子彈。</text:p>
                                      <text:list>
                                        <text:list-item>
                                          <text:p text:style-name="P169">慈禧太后 有機率不會 宣戰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9">假定，慈禧太后 知道，義和團 打不過 槍、砲、鐵殼船。</text:p>
                                      <text:list>
                                        <text:list-item>
                                          <text:p text:style-name="P171">慈禧太后 有機率不會 宣戰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2">義和團 <text:span text:style-name="T137">↔</text:span><text:span text:style-name="T127"> 業。</text:span></text:p>
                                      <text:list>
                                        <text:list-item>
                                          <text:p text:style-name="P173">義和團（自稱）刀槍不入 <text:span text:style-name="T138">↔</text:span><text:span text:style-name="T128"> 白謊、礙國心、認定自己在幫助國家</text:span>。</text:p>
                                          <text:list>
                                            <text:list-item>
                                              <text:p text:style-name="P174"><text:span text:style-name="T128">白謊</text:span> <text:span text:style-name="T138">↔</text:span>（義和團 認定，自己是）<text:span text:style-name="T128">為了 國家 說謊、燒殺搶掠。</text:span></text:p>
                                            </text:list-item>
                                            <text:list-item>
                                              <text:p text:style-name="P175"><text:span text:style-name="T128">白謊</text:span> <text:span text:style-name="T138">↔</text:span><text:span text:style-name="T128"> 義和團（自稱）有 神功護體（自稱）洋人 打不贏 自己</text:span>。</text:p>
                                            </text:list-item>
                                            <text:list-item>
                                              <text:p text:style-name="P176"><text:span text:style-name="T128">白謊</text:span> <text:span text:style-name="T138">↔</text:span><text:span text:style-name="T128"> 義和團（自稱）保衛 國家 本身、尊嚴、面子。</text:span></text:p>
                                            </text:list-item>
                                            <text:list-item>
                                              <text:p text:style-name="P175"><text:span text:style-name="T128">白謊</text:span> <text:span text:style-name="T138">↔</text:span><text:span text:style-name="T128"> 造業。</text:span></text:p>
                                            </text:list-item>
                                            <text:list-item>
                                              <text:p text:style-name="P173">礙國心 不是 愛國心。</text:p>
                                            </text:list-item>
                                            <text:list-item>
                                              <text:p text:style-name="P173">礙國心 是 礙國心。<text:span text:style-name="T37">（礙國心 是 妨礙、阻礙、障礙 國家的 心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69"><text:span text:style-name="T127">八國聯軍、頤和園被焚毀、簽訂戰敗條約</text:span> <text:span text:style-name="T132">↔</text:span> 業力引爆<text:span text:style-name="T12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4">明顯例子，進化論、物競天擇、弱肉強食（達爾文）。</text:p>
                                </text:list-item>
                              </text:list>
                            </text:list-item>
                            <text:list-item>
                              <text:p text:style-name="P177">假定，某一特定個體 知道，某一特定 認知、投影世界觀 是，錯誤的、謬誤的 認知、投影世界觀。</text:p>
                              <text:list>
                                <text:list-item>
                                  <text:p text:style-name="P215"><text:span text:style-name="T112">假定，該個體（</text:span><text:span text:style-name="T85">（一九八四 認定的）</text:span><text:span text:style-name="T112">洗腦式教育）讓，其他個體 認定 該認知、該投影世界觀 是，正確的、神聖不可侵犯的 認知、真實世界觀。</text:span></text:p>
                                  <text:list>
                                    <text:list-item>
                                      <text:p text:style-name="P304"><text:span text:style-name="T112">（一九八四 的描述在 </text:span><text:span text:style-name="T1">哲學</text:span><text:span text:style-name="T68"> 文件群的 </text:span><text:span text:style-name="T4">喬治</text:span><text:span text:style-name="T21">·</text:span><text:span text:style-name="T4">歐威爾</text:span><text:span text:style-name="T123"> 的 </text:span><text:span text:style-name="T4">一九八四</text:span><text:span text:style-name="T123">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77">該個體 極端 缺德、無德、反德。</text:p>
                                </text:list-item>
                                <text:list-item>
                                  <text:p text:style-name="P177">其他個體 以（錯誤的）認知、投影世界觀 為根基，做出 思想、決策、行動。</text:p>
                                  <text:list>
                                    <text:list-item>
                                      <text:p text:style-name="P177">其他個體的 現狀 比 什麼都不知道 更糟糕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8">反制。</text:p>
                          <text:list>
                            <text:list-item>
                              <text:p text:style-name="P179">直白的 說出事實、告知（正確的）情報。</text:p>
                            </text:list-item>
                            <text:list-item>
                              <text:p text:style-name="P180">假定，對於 某一特定個體 來說，事實、（正確的）情報 極端震撼、難以理解。</text:p>
                              <text:list>
                                <text:list-item>
                                  <text:p text:style-name="P181">委婉的、事先打好預防針的（對 該個體）說出事實、告知（正確的）情報。</text:p>
                                </text:list-item>
                                <text:list-item>
                                  <text:p text:style-name="P166">讓 該個體 以（正確的）認知、投影世界觀 為根基，做出 思想、決策、行動。</text:p>
                                </text:list-item>
                                <text:list-item>
                                  <text:p text:style-name="P181">讓 該個體 以 真實認知、真實世界觀 為根基，做出 思想、決策、行動。</text:p>
                                </text:list-item>
                              </text:list>
                            </text:list-item>
                            <text:list-item>
                              <text:p text:style-name="P182">假定，對於 某一特定個體 來說，事實、（正確的）情報 絕對無法接受。</text:p>
                              <text:list>
                                <text:list-item>
                                  <text:p text:style-name="P182">事先提醒、事先警告 該個體。</text:p>
                                  <text:list>
                                    <text:list-item>
                                      <text:p text:style-name="P182">讓 該個體 自己選擇，要不要 知道 事實、（正確的）情報。</text:p>
                                    </text:list-item>
                                    <text:list-item>
                                      <text:p text:style-name="P183">假定，該個體 自己選擇，要 知道 事實、（正確的）情報。</text:p>
                                      <text:list>
                                        <text:list-item>
                                          <text:p text:style-name="P183">委婉的（對 該個體）說出事實、告知（正確的）情報。</text:p>
                                        </text:list-item>
                                        <text:list-item>
                                          <text:p text:style-name="P183">事先打好預防針的（對 該個體）說出事實、告知（正確的）情報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3">假定，該個體 自己選擇，不要 知道 事實、（正確的）情報。</text:p>
                                      <text:list>
                                        <text:list-item>
                                          <text:p text:style-name="P184">什麼都不要說。</text:p>
                                          <text:list>
                                            <text:list-item>
                                              <text:p text:style-name="P184">不要（認定 自己是為了 該個體 好，而）說謊、欺騙。</text:p>
                                            </text:list-item>
                                            <text:list-item>
                                              <text:p text:style-name="P185">不要告知、不要描述、不要提示、不要明示、不要暗示。</text:p>
                                            </text:list-item>
                                            <text:list-item>
                                              <text:p text:style-name="P186">抽象例子，兩權相害取其輕、不是魚怎麼會知道魚的心情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6">明顯例子，書信、信件。</text:p>
                                  <text:list>
                                    <text:list-item>
                                      <text:p text:style-name="P187">事先提醒、事先警告 該個體 <text:span text:style-name="T139">↔</text:span><text:span text:style-name="T130"> 信封、前言、聲明。</text:span></text:p>
                                    </text:list-item>
                                    <text:list-item>
                                      <text:p text:style-name="P187">該個體 自己選擇，要不要 知道 <text:span text:style-name="T139">↔</text:span><text:span text:style-name="T130"> </text:span>要不要 開信、打開信封、閱讀後文。</text:p>
                                    </text:list-item>
                                    <text:list-item>
                                      <text:p text:style-name="P188">該個體 自己選擇，要 知道 <text:span text:style-name="T139">↔</text:span><text:span text:style-name="T130"> 要 閱讀信件內容</text:span>、打開信封、閱讀後文<text:span text:style-name="T130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9">明顯例子，佛家<text:span text:style-name="T110"> </text:span><text:span text:style-name="T132">↔</text:span> 汽車。</text:p>
                  <text:list>
                    <text:list-item>
                      <text:p text:style-name="P190">業<text:span text:style-name="T110"> </text:span><text:span text:style-name="T132">↔</text:span><text:span text:style-name="T5"> 開車、</text:span><text:span text:style-name="T22">高跟鞋</text:span><text:span text:style-name="T111">。</text:span></text:p>
                      <text:list>
                        <text:list-item>
                          <text:p text:style-name="P191">正面的業<text:span text:style-name="T110"> </text:span><text:span text:style-name="T132">↔</text:span><text:span text:style-name="T5"> 開車。</text:span></text:p>
                          <text:list>
                            <text:list-item>
                              <text:p text:style-name="P275">開車 對 開車個體 來說，是（顯性、隱性）正面的 思想、決策、行動。</text:p>
                            </text:list-item>
                          </text:list>
                        </text:list-item>
                        <text:list-item>
                          <text:p text:style-name="P190"><text:span text:style-name="T5">負面的業</text:span><text:span text:style-name="T110"> </text:span><text:span text:style-name="T132">↔</text:span><text:span text:style-name="T5"> </text:span><text:span text:style-name="T22">高跟鞋</text:span><text:span text:style-name="T111">。</text:span></text:p>
                          <text:list>
                            <text:list-item>
                              <text:p text:style-name="P275">高跟鞋 對 開車個體 來說，是（顯性、隱性）負面的 思想、決策、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0">業力引爆<text:span text:style-name="T110"> </text:span><text:span text:style-name="T132">↔</text:span><text:span text:style-name="T5"> </text:span><text:span text:style-name="T22">高跟鞋 卡住 油門</text:span><text:span text:style-name="T111">。</text:span></text:p>
                      <text:list>
                        <text:list-item>
                          <text:p text:style-name="P192">正面的業（也）有機率 業力引爆。</text:p>
                          <text:list>
                            <text:list-item>
                              <text:p text:style-name="P276">明顯例子，車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0">明顯例子，佛家<text:span text:style-name="T110"> </text:span><text:span text:style-name="T132">↔</text:span> 程式語言。</text:p>
                  <text:list>
                    <text:list-item>
                      <text:p text:style-name="P193">業<text:span text:style-name="T110"> </text:span><text:span text:style-name="T132">↔</text:span>（<text:span text:style-name="T26">存在、不一定會被發現、不一定會被觸發 的</text:span>）<text:span text:style-name="T10">功能、</text:span><text:span text:style-name="T17">bug</text:span><text:span text:style-name="T111">。</text:span></text:p>
                      <text:list>
                        <text:list-item>
                          <text:p text:style-name="P194">正面的業<text:span text:style-name="T110"> </text:span><text:span text:style-name="T132">↔</text:span><text:span text:style-name="T5"> 功能。</text:span></text:p>
                          <text:list>
                            <text:list-item>
                              <text:p text:style-name="P275">功能 對 使用個體 來說，是（顯性、隱性）正面的 思想、決策、行動。</text:p>
                            </text:list-item>
                          </text:list>
                        </text:list-item>
                        <text:list-item>
                          <text:p text:style-name="P194"><text:span text:style-name="T5">負面的業</text:span><text:span text:style-name="T110"> </text:span><text:span text:style-name="T132">↔</text:span><text:span text:style-name="T5"> </text:span><text:span text:style-name="T22">bug</text:span><text:span text:style-name="T111">。</text:span></text:p>
                          <text:list>
                            <text:list-item>
                              <text:p text:style-name="P195"><text:span text:style-name="T23">bug</text:span><text:span text:style-name="T5"> 對 使用個體 來說，是（顯性、隱性）負面的 思想、決策、行動。</text:span></text:p>
                              <text:list>
                                <text:list-item>
                                  <text:p text:style-name="P279">bug 的 明顯例子，（無意製造的）漏洞、（惡意製造的）後門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5">（<text:span text:style-name="T26">存在、不一定會被發現、不一定會被觸發 的</text:span>）<text:span text:style-name="T5">功能、</text:span><text:span text:style-name="T22">bug。</text:span></text:p>
                          <text:list>
                            <text:list-item>
                              <text:p text:style-name="P195"><text:span text:style-name="T26">存在</text:span><text:span text:style-name="T110"> </text:span><text:span text:style-name="T132">↔</text:span><text:span text:style-name="T5"> 功能、</text:span><text:span text:style-name="T22">bug</text:span><text:span text:style-name="T5"> 存在。</text:span></text:p>
                            </text:list-item>
                            <text:list-item>
                              <text:p text:style-name="P195"><text:span text:style-name="T26">不一定會被發現</text:span><text:span text:style-name="T110"> </text:span><text:span text:style-name="T132">↔</text:span><text:span text:style-name="T5"> 隱藏功能、隱晦</text:span><text:span text:style-name="T27">bug</text:span><text:span text:style-name="T5">。</text:span></text:p>
                            </text:list-item>
                            <text:list-item>
                              <text:p text:style-name="P195"><text:span text:style-name="T26">不一定會被觸發</text:span><text:span text:style-name="T110"> </text:span><text:span text:style-name="T132">↔</text:span><text:span text:style-name="T5"> 冷門功能、雞肋</text:span><text:span text:style-name="T27">bug</text:span><text:span text:style-name="T5">。</text:span></text:p>
                              <text:list>
                                <text:list-item>
                                  <text:p text:style-name="P277">雞肋 是（食之無味，棄之可惜 的）雞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6">業力引爆<text:span text:style-name="T110"> </text:span><text:span text:style-name="T132">↔</text:span><text:span text:style-name="T5"> </text:span><text:span text:style-name="T22">bug被觸發</text:span><text:span text:style-name="T111">。</text:span></text:p>
                      <text:list>
                        <text:list-item>
                          <text:p text:style-name="P278">抽象例子，連莊（百家樂）。</text:p>
                        </text:list-item>
                        <text:list-item>
                          <text:p text:style-name="P192">正面的業（也）有機率 業力引爆。</text:p>
                          <text:list>
                            <text:list-item>
                              <text:p text:style-name="P197"><text:span text:style-name="T5">明顯例子，特效</text:span><text:span text:style-name="T28">造成lag</text:span><text:span text:style-name="T5">。</text:span></text:p>
                              <text:list>
                                <text:list-item>
                                  <text:p text:style-name="P216"><text:span text:style-name="T5">特效 </text:span><text:span text:style-name="T140">↔</text:span><text:span text:style-name="T29"> 功能、</text:span><text:span text:style-name="T112">正面的業。</text:span></text:p>
                                  <text:list>
                                    <text:list-item>
                                      <text:p text:style-name="P216"><text:span text:style-name="T24">特效</text:span><text:span text:style-name="T5">造成lag </text:span><text:span text:style-name="T140">↔</text:span><text:span text:style-name="T29"> </text:span><text:span text:style-name="T112">業力引爆。</text:span></text:p>
                                      <text:list>
                                        <text:list-item>
                                          <text:p text:style-name="P217"><text:span text:style-name="T24">特效 </text:span><text:span text:style-name="T5">的 </text:span>明顯例子，遊戲特效、動畫特效、畫面渲染。</text:p>
                                        </text:list-item>
                                        <text:list-item>
                                          <text:p text:style-name="P217"><text:span text:style-name="T24">特效</text:span><text:span text:style-name="T5">造成lag 的 原因</text:span><text:span text:style-name="T24"> </text:span><text:span text:style-name="T5">的 </text:span>明顯例子，顯示卡<text:span text:style-name="T10">、CPU、GPU </text:span>不夠好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8">假定，對於 某一特定個體 來說，某一特定業 是 正<text:span text:style-name="T24">面的業。</text:span></text:p>
                  <text:list>
                    <text:list-item>
                      <text:p text:style-name="P218"><text:span text:style-name="T24">對於 其他個體</text:span> 來說，該業 不一定是 正<text:span text:style-name="T24">面的業。</text:span></text:p>
                    </text:list-item>
                    <text:list-item>
                      <text:p text:style-name="P218"><text:span text:style-name="T24">明顯例子，</text:span><text:span text:style-name="T112">程式語言。</text:span></text:p>
                      <text:list>
                        <text:list-item>
                          <text:p text:style-name="P219">對於 架設網站的公司 來說，（防火牆 的）<text:span text:style-name="T24">功能</text:span><text:span text:style-name="T22"> </text:span>是 正<text:span text:style-name="T24">面的業。</text:span></text:p>
                        </text:list-item>
                        <text:list-item>
                          <text:p text:style-name="P219"><text:span text:style-name="T24">對於 攻擊網站的黑帽駭客</text:span> 來說，（防火牆 的）<text:span text:style-name="T24">功能</text:span><text:span text:style-name="T22"> </text:span>是 <text:span text:style-name="T24">負面的業。</text:span></text:p>
                        </text:list-item>
                        <text:list-item>
                          <text:p text:style-name="P219"><text:span text:style-name="T24">對於 使用網站的客戶</text:span><text:span text:style-name="T22"> 來說，</text:span>（防火牆 的）<text:span text:style-name="T24">功能</text:span><text:span text:style-name="T22"> 是 </text:span>正<text:span text:style-name="T24">面的業。</text:span></text:p>
                        </text:list-item>
                      </text:list>
                    </text:list-item>
                    <text:list-item>
                      <text:p text:style-name="P220"><text:span text:style-name="T24">明顯例子，</text:span><text:span text:style-name="T112">程式語言。</text:span></text:p>
                      <text:list>
                        <text:list-item>
                          <text:p text:style-name="P219">對於 架設網站的公司 來說，（防火牆 的）<text:span text:style-name="T22">bug </text:span>是 <text:span text:style-name="T24">負面的業。</text:span></text:p>
                        </text:list-item>
                        <text:list-item>
                          <text:p text:style-name="P219"><text:span text:style-name="T24">對於 攻擊網站的黑帽駭客</text:span> 來說，（防火牆 的）<text:span text:style-name="T22">bug </text:span>是 正<text:span text:style-name="T24">面的業。</text:span></text:p>
                        </text:list-item>
                        <text:list-item>
                          <text:p text:style-name="P221"><text:span text:style-name="T24">對於 使用網站的客戶</text:span> 來說，（防火牆 的）<text:span text:style-name="T22">bug </text:span>是 <text:span text:style-name="T24">負面的業。</text:span></text:p>
                        </text:list-item>
                        <text:list-item>
                          <text:p text:style-name="P221"><text:span text:style-name="T22">對於 公司、</text:span><text:span text:style-name="T24">客戶</text:span><text:span text:style-name="T22"> 來說，</text:span><text:span text:style-name="T24">黑帽駭客 攻擊成功</text:span><text:span text:style-name="T25"> </text:span><text:span text:style-name="T141">↔</text:span><text:span text:style-name="T25">（佛</text:span><text:span text:style-name="T7">家</text:span><text:span text:style-name="T6"> 認定的</text:span><text:span text:style-name="T19">）業力引爆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8">有。</text:p>
              <text:list>
                <text:list-item>
                  <text:p text:style-name="P199">世俗的存在。</text:p>
                </text:list-item>
                <text:list-item>
                  <text:p text:style-name="P199">盛義的存在。</text:p>
                </text:list-item>
              </text:list>
            </text:list-item>
            <text:list-item>
              <text:p text:style-name="P199">法。</text:p>
              <text:list>
                <text:list-item>
                  <text:p text:style-name="P199">有為法。</text:p>
                </text:list-item>
                <text:list-item>
                  <text:p text:style-name="P200">無為法。</text:p>
                </text:list-item>
              </text:list>
            </text:list-item>
            <text:list-item>
              <text:p text:style-name="P200">九次禪定</text:p>
              <text:list>
                <text:list-item>
                  <text:p text:style-name="P200">初禪。</text:p>
                </text:list-item>
                <text:list-item>
                  <text:p text:style-name="P200">二禪。</text:p>
                </text:list-item>
                <text:list-item>
                  <text:p text:style-name="P200">三禪。</text:p>
                </text:list-item>
                <text:list-item>
                  <text:p text:style-name="P200">四禪。</text:p>
                </text:list-item>
                <text:list-item>
                  <text:p text:style-name="P200">空無邊處定。</text:p>
                </text:list-item>
                <text:list-item>
                  <text:p text:style-name="P200">識無邊處定。</text:p>
                </text:list-item>
                <text:list-item>
                  <text:p text:style-name="P200">無所有處定。</text:p>
                </text:list-item>
                <text:list-item>
                  <text:p text:style-name="P200">非想非非想處定。</text:p>
                </text:list-item>
                <text:list-item>
                  <text:p text:style-name="P200">滅盡定。</text:p>
                </text:list-item>
              </text:list>
            </text:list-item>
          </text:list>
        </text:list-item>
        <text:list-item>
          <text:p text:style-name="P1"><text:bookmark-start text:name="般若波羅蜜多心經"/>般若波羅蜜多心經<text:bookmark-end text:name="般若波羅蜜多心經"/></text:p>
          <text:list>
            <text:list-item>
              <text:p text:style-name="P9">般若波羅蜜多心經。</text:p>
              <text:list>
                <text:list-item>
                  <text:p text:style-name="P10">觀自在菩薩。</text:p>
                  <text:list>
                    <text:list-item>
                      <text:p text:style-name="P11">行深般若波羅蜜多時。</text:p>
                      <text:list>
                        <text:list-item>
                          <text:p text:style-name="P11">照見五蘊皆空。度一切苦厄。舍利子。</text:p>
                          <text:list>
                            <text:list-item>
                              <text:p text:style-name="P12">色不異空。空不異色。</text:p>
                              <text:list>
                                <text:list-item>
                                  <text:p text:style-name="P12">色即是空。空即是色。</text:p>
                                </text:list-item>
                                <text:list-item>
                                  <text:p text:style-name="P13">受想行識。亦復如是。</text:p>
                                </text:list-item>
                              </text:list>
                            </text:list-item>
                            <text:list-item>
                              <text:p text:style-name="P14">舍利子。</text:p>
                              <text:list>
                                <text:list-item>
                                  <text:p text:style-name="P14">是諸法空相。</text:p>
                                  <text:list>
                                    <text:list-item>
                                      <text:p text:style-name="P14">不生不滅。不垢不淨。不增不減。</text:p>
                                    </text:list-item>
                                  </text:list>
                                </text:list-item>
                                <text:list-item>
                                  <text:p text:style-name="P14">是故空中無色。無受想行識。</text:p>
                                  <text:list>
                                    <text:list-item>
                                      <text:p text:style-name="P14">無眼耳鼻舌身意。無色聲香味觸法。</text:p>
                                    </text:list-item>
                                    <text:list-item>
                                      <text:p text:style-name="P14">無眼界。乃至無意識界。</text:p>
                                    </text:list-item>
                                    <text:list-item>
                                      <text:p text:style-name="P14">無無明。亦無無明盡。乃至無老死。亦無老死盡。</text:p>
                                    </text:list-item>
                                  </text:list>
                                </text:list-item>
                                <text:list-item>
                                  <text:p text:style-name="P15">無苦集滅道。</text:p>
                                  <text:list>
                                    <text:list-item>
                                      <text:p text:style-name="P15">無智亦無得。</text:p>
                                      <text:list>
                                        <text:list-item>
                                          <text:p text:style-name="P16">以無所得故。</text:p>
                                          <text:list>
                                            <text:list-item>
                                              <text:p text:style-name="P16">菩提薩埵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依般若波羅蜜多故。</text:p>
                      <text:list>
                        <text:list-item>
                          <text:p text:style-name="P17">心無罣礙。</text:p>
                          <text:list>
                            <text:list-item>
                              <text:p text:style-name="P17">無罣礙故。</text:p>
                              <text:list>
                                <text:list-item>
                                  <text:p text:style-name="P18">無有恐怖。</text:p>
                                </text:list-item>
                                <text:list-item>
                                  <text:p text:style-name="P18">遠離顛倒夢想。</text:p>
                                </text:list-item>
                                <text:list-item>
                                  <text:p text:style-name="P19">究竟涅槃。三世諸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依般若波羅蜜多故。</text:p>
                      <text:list>
                        <text:list-item>
                          <text:p text:style-name="P20">得阿耨多羅三藐三菩提。</text:p>
                        </text:list-item>
                      </text:list>
                    </text:list-item>
                    <text:list-item>
                      <text:p text:style-name="P19">故知般若波羅蜜多。</text:p>
                      <text:list>
                        <text:list-item>
                          <text:p text:style-name="P19">是大神咒。</text:p>
                        </text:list-item>
                        <text:list-item>
                          <text:p text:style-name="P19">是大明咒。</text:p>
                        </text:list-item>
                        <text:list-item>
                          <text:p text:style-name="P19">是無上咒。</text:p>
                        </text:list-item>
                        <text:list-item>
                          <text:p text:style-name="P19">是無等等咒。</text:p>
                        </text:list-item>
                        <text:list-item>
                          <text:p text:style-name="P19">能除一切苦。真實不虛。</text:p>
                        </text:list-item>
                      </text:list>
                    </text:list-item>
                    <text:list-item>
                      <text:p text:style-name="P19">故說般若波羅蜜多咒。</text:p>
                      <text:list>
                        <text:list-item>
                          <text:p text:style-name="P19">即說咒曰。</text:p>
                          <text:list>
                            <text:list-item>
                              <text:p text:style-name="P21">皆諦皆諦。</text:p>
                              <text:list>
                                <text:list-item>
                                  <text:p text:style-name="P21">波羅皆諦。</text:p>
                                </text:list-item>
                                <text:list-item>
                                  <text:p text:style-name="P21">波羅僧皆諦。</text:p>
                                </text:list-item>
                              </text:list>
                            </text:list-item>
                            <text:list-item>
                              <text:p text:style-name="P21">菩提薩婆訶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般若波羅蜜多心經<text:span text:style-name="T67">。</text:span></text:p>
              <text:list>
                <text:list-item>
                  <text:p text:style-name="P23">般若 <text:span text:style-name="T142">↔</text:span>（佛<text:span text:style-name="T7">家</text:span><text:span text:style-name="T6"> 認定的</text:span><text:span text:style-name="T67">）智慧。</text:span></text:p>
                </text:list-item>
                <text:list-item>
                  <text:p text:style-name="P24">觀自在 <text:span text:style-name="T142">↔</text:span>（<text:span text:style-name="T7">道家</text:span><text:span text:style-name="T6"> 認定的）內</text:span>觀<text:span text:style-name="T67">。</text:span></text:p>
                  <text:list>
                    <text:list-item>
                      <text:p text:style-name="P25">觀自在 <text:span text:style-name="T142">↔</text:span>（讀者）觀測（讀者）自己的 存在<text:span text:style-name="T67">。</text:span></text:p>
                    </text:list-item>
                  </text:list>
                </text:list-item>
                <text:list-item>
                  <text:p text:style-name="P26">菩薩 <text:span text:style-name="T142">↔</text:span>（佛<text:span text:style-name="T7">家</text:span><text:span text:style-name="T6"> 認定的</text:span><text:span text:style-name="T67">）渡己、渡人、普渡眾生。</text:span></text:p>
                </text:list-item>
                <text:list-item>
                  <text:p text:style-name="P27">行 <text:span text:style-name="T142">↔</text:span><text:span text:style-name="T67"> </text:span>執行、<text:span text:style-name="T67">進</text:span>行<text:span text:style-name="T67">。</text:span></text:p>
                </text:list-item>
                <text:list-item>
                  <text:p text:style-name="P28">時 <text:span text:style-name="T142">↔</text:span><text:span text:style-name="T67"> 的時候。</text:span></text:p>
                </text:list-item>
                <text:list-item>
                  <text:p text:style-name="P29">照見五蘊皆空 <text:span text:style-name="T142">↔</text:span><text:span text:style-name="T67">（讀者 主動、被動、被迫）沒有 感知（、感受、認知、認定）</text:span>五蘊<text:span text:style-name="T67">。</text:span></text:p>
                  <text:list>
                    <text:list-item>
                      <text:p text:style-name="P29">明顯例子，某一特定個體 沒有 感知 外在環境。</text:p>
                      <text:list>
                        <text:list-item>
                          <text:p text:style-name="P30">該個體（的 <text:span text:style-name="T67">視覺、聽覺、嗅覺、味覺、觸覺）</text:span>沒有 感知 外在環境（的 顏色、聲音、香味、味道、觸感）。<text:span text:style-name="T37">（該個體 有機率有 感測）</text:span></text:p>
                        </text:list-item>
                        <text:list-item>
                          <text:p text:style-name="P29">明顯例子，該個體 冥想、失去知覺、被（麻醉劑）麻醉。</text:p>
                        </text:list-item>
                        <text:list-item>
                          <text:p text:style-name="P305">（感知 的描述在 <text:span text:style-name="T1">感受</text:span><text:span text:style-name="T68"> 文件群的 </text:span><text:span text:style-name="T1">感受</text:span>）</text:p>
                        </text:list-item>
                      </text:list>
                    </text:list-item>
                    <text:list-item>
                      <text:p text:style-name="P31">照見 <text:span text:style-name="T142">↔</text:span><text:span text:style-name="T67"> </text:span>感知<text:span text:style-name="T67">。</text:span></text:p>
                      <text:list>
                        <text:list-item>
                          <text:p text:style-name="P32">照 <text:span text:style-name="T142">↔</text:span><text:span text:style-name="T67"> 交互作用。</text:span></text:p>
                        </text:list-item>
                        <text:list-item>
                          <text:p text:style-name="P32">見 <text:span text:style-name="T142">↔</text:span><text:span text:style-name="T67"> 感測。</text:span></text:p>
                        </text:list-item>
                      </text:list>
                    </text:list-item>
                    <text:list-item>
                      <text:p text:style-name="P33">五蘊 <text:span text:style-name="T142">↔</text:span><text:span text:style-name="T67"> 視覺、聽覺、嗅覺、味覺、觸覺。</text:span></text:p>
                      <text:list>
                        <text:list-item>
                          <text:p text:style-name="P32">五蘊 <text:span text:style-name="T142">↔</text:span><text:span text:style-name="T67"> 外在環境。</text:span></text:p>
                        </text:list-item>
                      </text:list>
                    </text:list-item>
                    <text:list-item>
                      <text:p text:style-name="P34">皆 <text:span text:style-name="T142">↔</text:span><text:span text:style-name="T67"> 都是。</text:span></text:p>
                    </text:list-item>
                    <text:list-item>
                      <text:p text:style-name="P34">空 <text:span text:style-name="T142">↔</text:span><text:span text:style-name="T67"> 沒有、不存在。</text:span></text:p>
                    </text:list-item>
                  </text:list>
                </text:list-item>
                <text:list-item>
                  <text:p text:style-name="P35">度 <text:span text:style-name="T142">↔</text:span><text:span text:style-name="T67"> 度過、通過。</text:span></text:p>
                </text:list-item>
                <text:list-item>
                  <text:p text:style-name="P35">苦厄 <text:span text:style-name="T142">↔</text:span><text:span text:style-name="T67">（基督教 認定的）試煉。</text:span></text:p>
                </text:list-item>
                <text:list-item>
                  <text:p text:style-name="P36">舍利子 <text:span text:style-name="T142">↔</text:span>（佛<text:span text:style-name="T7">家</text:span><text:span text:style-name="T6"> 認定的</text:span><text:span text:style-name="T67">）</text:span>諸法空相<text:span text:style-name="T6">。</text:span></text:p>
                </text:list-item>
                <text:list-item>
                  <text:p text:style-name="P37">色不異空。空不異色 <text:span text:style-name="T142">↔</text:span>（<text:span text:style-name="T67">沒有 感知 的情況 之下，外在環境）有、沒有 顏色 毫無差別。</text:span></text:p>
                  <text:list>
                    <text:list-item>
                      <text:p text:style-name="P38">色 <text:span text:style-name="T142">↔</text:span><text:span text:style-name="T67"> 有 顏色、實體、存在。</text:span></text:p>
                      <text:list>
                        <text:list-item>
                          <text:p text:style-name="P38">抽象例子，色 <text:span text:style-name="T142">↔</text:span><text:span text:style-name="T67"> 真實世界</text:span>。</text:p>
                        </text:list-item>
                        <text:list-item>
                          <text:p text:style-name="P39">抽象例子，色 <text:span text:style-name="T142">↔</text:span><text:span text:style-name="T67"> 物理</text:span>。</text:p>
                        </text:list-item>
                      </text:list>
                    </text:list-item>
                    <text:list-item>
                      <text:p text:style-name="P40">空 <text:span text:style-name="T142">↔</text:span><text:span text:style-name="T67"> 沒有 顏色、實體、存在。</text:span></text:p>
                      <text:list>
                        <text:list-item>
                          <text:p text:style-name="P38">抽象例子，空 <text:span text:style-name="T142">↔</text:span><text:span text:style-name="T67"> 投影世界</text:span>。</text:p>
                        </text:list-item>
                        <text:list-item>
                          <text:p text:style-name="P38">抽象例子，空 <text:span text:style-name="T142">↔</text:span><text:span text:style-name="T67"> 數學</text:span>。</text:p>
                        </text:list-item>
                        <text:list-item>
                          <text:p text:style-name="P39">明顯例子，海市蜃樓。</text:p>
                        </text:list-item>
                      </text:list>
                    </text:list-item>
                    <text:list-item>
                      <text:p text:style-name="P41"><text:span text:style-name="T6">明顯例子，對於 盲人 來說，外在環境 亮、暗 </text:span><text:span text:style-name="T67">毫無差別。</text:span></text:p>
                      <text:list>
                        <text:list-item>
                          <text:p text:style-name="P42"><text:span text:style-name="T6">盲人</text:span> <text:span text:style-name="T142">↔</text:span>（佛<text:span text:style-name="T7">家</text:span><text:span text:style-name="T6"> 認定的</text:span><text:span text:style-name="T67">）</text:span>照見五蘊皆空<text:span text:style-name="T67">。</text:span></text:p>
                          <text:list>
                            <text:list-item>
                              <text:p text:style-name="P43"><text:span text:style-name="T6">盲人</text:span> <text:span text:style-name="T142">↔</text:span> 永久性失明、暫時性失明 的 個體。</text:p>
                              <text:list>
                                <text:list-item>
                                  <text:p text:style-name="P43">永久性失明 的 個體 <text:span text:style-name="T142">↔</text:span>（<text:span text:style-name="T6">人類 認定的</text:span><text:span text:style-name="T67">）</text:span><text:span text:style-name="T6">盲人、無感。</text:span></text:p>
                                  <text:list>
                                    <text:list-item>
                                      <text:p text:style-name="P280">無感 是 沒有、不存在 感知。</text:p>
                                      <text:list>
                                        <text:list-item>
                                          <text:p text:style-name="P281">明顯例子，沒有、沒有進行 感知（自己 的）感測。</text:p>
                                        </text:list-item>
                                        <text:list-item>
                                          <text:p text:style-name="P281">明顯例子，看到 美景，沒有、沒有進行 感知、體驗、品嘗 美景。</text:p>
                                          <text:list>
                                            <text:list-item>
                                              <text:p text:style-name="P281">明顯例子，（基督教 認定的）沒有享受眼目的情慾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81">抽象例子，盲臉症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3">暫時性失明 的 個體 <text:span text:style-name="T142">↔</text:span><text:span text:style-name="T67"> 遭受到閃光彈的個體、戴眼罩的個體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<text:span text:style-name="T6">亮、暗</text:span><text:span text:style-name="T67"> 毫無差別</text:span> <text:span text:style-name="T142">↔</text:span>（佛<text:span text:style-name="T7">家</text:span><text:span text:style-name="T6"> 認定的</text:span><text:span text:style-name="T67">）</text:span>色不異空、空不異色。</text:p>
                          <text:list>
                            <text:list-item>
                              <text:p text:style-name="P45"><text:span text:style-name="T6">亮</text:span> <text:span text:style-name="T142">↔</text:span>（佛<text:span text:style-name="T7">家</text:span><text:span text:style-name="T6"> 認定的</text:span><text:span text:style-name="T67">）</text:span>色。</text:p>
                            </text:list-item>
                            <text:list-item>
                              <text:p text:style-name="P45"><text:span text:style-name="T6">暗</text:span> <text:span text:style-name="T142">↔</text:span>（佛<text:span text:style-name="T7">家</text:span><text:span text:style-name="T6"> 認定的</text:span><text:span text:style-name="T67">）</text:span>空<text:span text:style-name="T67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<text:span text:style-name="T6">明顯例子，對於 被打麻醉劑的人 來說，外在環境 有力、沒有力</text:span><text:span text:style-name="T67"> 毫無差別。</text:span></text:p>
                      <text:list>
                        <text:list-item>
                          <text:p text:style-name="P282">被打麻醉劑的人 的 明顯例子，外科手術的個體。</text:p>
                        </text:list-item>
                        <text:list-item>
                          <text:p text:style-name="P47"><text:span text:style-name="T6">力</text:span> <text:span text:style-name="T142">↔</text:span>（<text:span text:style-name="T67">手術刀的 切割）力。</text:span></text:p>
                          <text:list>
                            <text:list-item>
                              <text:p text:style-name="P48"><text:span text:style-name="T6">被打麻醉劑的人的 皮膚 有 感測、</text:span><text:span text:style-name="T68">感知、感受</text:span><text:span text:style-name="T6">。</text:span></text:p>
                            </text:list-item>
                            <text:list-item>
                              <text:p text:style-name="P48"><text:span text:style-name="T6">被打麻醉劑的人的 大腦 沒有 感測、</text:span><text:span text:style-name="T68">感知、感受</text:span><text:span text:style-name="T6">。</text:span></text:p>
                            </text:list-item>
                            <text:list-item>
                              <text:p text:style-name="P49"><text:span text:style-name="T6">對於 被打麻醉劑的人 來說，（被麻醉的 部位）有力、沒有力 </text:span><text:span text:style-name="T67">毫無差別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">色即是空。空即是色 <text:span text:style-name="T142">↔</text:span>（<text:span text:style-name="T67">沒有 感知 的情況 之下，外在環境）有、沒有（顏色）是 等效。</text:span></text:p>
                  <text:list>
                    <text:list-item>
                      <text:p text:style-name="P222">等效 是 等同、等於、相同。</text:p>
                    </text:list-item>
                  </text:list>
                </text:list-item>
                <text:list-item>
                  <text:p text:style-name="P12">受想行識 <text:span text:style-name="T142">↔</text:span><text:span text:style-name="T67"> 想法 產生 意識。</text:span></text:p>
                  <text:list>
                    <text:list-item>
                      <text:p text:style-name="P223">想法、念頭、思想 → 意識、認知、投影世界觀。</text:p>
                    </text:list-item>
                    <text:list-item>
                      <text:p text:style-name="P51">明顯例子，（<text:span text:style-name="T6">人類 認定的</text:span>）我思故我在、唯心論。</text:p>
                    </text:list-item>
                    <text:list-item>
                      <text:p text:style-name="P52">明顯例子，假定，某一特定個體（佛<text:span text:style-name="T7">家</text:span><text:span text:style-name="T6"> 認定的</text:span>）照見五蘊皆空。</text:p>
                      <text:list>
                        <text:list-item>
                          <text:p text:style-name="P53">該個體（佛<text:span text:style-name="T7">家</text:span><text:span text:style-name="T6"> 認定的</text:span>）受想行識。</text:p>
                        </text:list-item>
                        <text:list-item>
                          <text:p text:style-name="P54">明顯例子，假定，某一特定個體 有 被害妄想症。</text:p>
                          <text:list>
                            <text:list-item>
                              <text:p text:style-name="P55">該個體 有機率想到 其他個體 在談論自己、在<text:span text:style-name="T86">監視</text:span>自己、在<text:span text:style-name="T86">監控</text:span>自己。</text:p>
                              <text:list>
                                <text:list-item>
                                  <text:p text:style-name="P56">想到 <text:span text:style-name="T142">↔</text:span><text:span text:style-name="T67">（</text:span>受想行識 的）想。</text:p>
                                </text:list-item>
                                <text:list-item>
                                  <text:p text:style-name="P57">談論、<text:span text:style-name="T86">監視、監控</text:span> <text:span text:style-name="T142">↔</text:span><text:span text:style-name="T67">（</text:span>受想行識 的）識。</text:p>
                                </text:list-item>
                              </text:list>
                            </text:list-item>
                            <text:list-item>
                              <text:p text:style-name="P58">假定，其他個體 沒有 談論、<text:span text:style-name="T86">監視、監控 </text:span>該個體。</text:p>
                              <text:list>
                                <text:list-item>
                                  <text:p text:style-name="P58">該個體 有機率有 被害妄想症。</text:p>
                                  <text:list>
                                    <text:list-item>
                                      <text:p text:style-name="P59">不是 被害妄想症 的 明顯例子，自戀型人格、表演型人格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8">假定，其他個體 有 談論、<text:span text:style-name="T86">監視、監控 </text:span>該個體。</text:p>
                              <text:list>
                                <text:list-item>
                                  <text:p text:style-name="P60">該個體 有機率沒有 被害妄想症。</text:p>
                                </text:list-item>
                                <text:list-item>
                                  <text:p text:style-name="P61">明顯例子，<text:span text:style-name="T69">其他個體</text:span> <text:span text:style-name="T33">煤氣燈效應 </text:span><text:span text:style-name="T74">該個體</text:span><text:span text:style-name="T33">。</text:span><text:span text:style-name="T45">、PUA</text:span><text:span text:style-name="T57">、</text:span><text:span text:style-name="T45">楚門的世界、指鹿為馬</text:span></text:p>
                                  <text:list>
                                    <text:list-item>
                                      <text:p text:style-name="P62">明顯例子，國家型<text:span text:style-name="T33">煤氣燈效應</text:span>。</text:p>
                                      <text:list>
                                        <text:list-item>
                                          <text:p text:style-name="P62">國家、<text:span text:style-name="T125">菁英人類</text:span> 直接控制，該個體的 所看、所聽、所知。</text:p>
                                          <text:list>
                                            <text:list-item>
                                              <text:p text:style-name="P63">明顯例子，投放式廣告、影片（推薦演算法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4">國家、<text:span text:style-name="T125">菁英人類</text:span> 間接控制，該個體的 常識、認知、投影世界觀。</text:p>
                                          <text:list>
                                            <text:list-item>
                                              <text:p text:style-name="P65"><text:span text:style-name="T125">菁英人類 是</text:span><text:span text:style-name="T84">（泰德卡辛斯基 認定的）</text:span><text:span text:style-name="T125">菁英人類。</text:span></text:p>
                                            </text:list-item>
                                            <text:list-item>
                                              <text:p text:style-name="P63">明顯例子，同溫層、劍橋數據。<text:span text:style-name="T37">、</text:span><text:span text:style-name="T61">四乙基鉛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6">明顯例子，<text:span text:style-name="T36">一九八四</text:span><text:span text:style-name="T5">（</text:span><text:span text:style-name="T123">喬治</text:span><text:span text:style-name="T34">·</text:span><text:span text:style-name="T123">歐威爾</text:span><text:span text:style-name="T5">）</text:span>。<text:span text:style-name="T51">掌握</text:span><text:span text:style-name="T66">↔</text:span><text:span text:style-name="T49">直接、間接 提供、竄改、偽造、串接、明示、暗示、洗腦式教育</text:span></text:p>
                                      <text:list>
                                        <text:list-item>
                                          <text:p text:style-name="P67"><text:span text:style-name="T123">誰掌握現在，誰就掌握歷史。</text:span><text:span text:style-name="T60">明顯例子</text:span><text:span text:style-name="T59">，注入 明示、暗示、情報、常識，讓 該個體（自己）想到、認定，最有 說服力、洗腦力、煤氣燈效應</text:span></text:p>
                                          <text:list>
                                            <text:list-item>
                                              <text:p text:style-name="P68"><text:span text:style-name="T123">掌握 </text:span><text:span text:style-name="T143">↔</text:span><text:span text:style-name="T123"> </text:span>直接、間接 控制、監視、遙控。<text:span text:style-name="T58">、寫入、讀取、注入病毒</text:span></text:p>
                                            </text:list-item>
                                            <text:list-item>
                                              <text:p text:style-name="P68"><text:span text:style-name="T123">現在 </text:span><text:span text:style-name="T143">↔</text:span><text:span text:style-name="T123"> </text:span>該個體（當下）的 所看、所聽、所知。</text:p>
                                            </text:list-item>
                                            <text:list-item>
                                              <text:p text:style-name="P68"><text:span text:style-name="T123">歷史 </text:span><text:span text:style-name="T143">↔</text:span><text:span text:style-name="T123"> </text:span>該個體（認定）的 常識、認知、投影世界觀<text:span text:style-name="T123">。</text:span><text:span text:style-name="T54">、</text:span><text:span text:style-name="T52">信念、中心思想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8">誰掌握歷史，誰就掌握未來。</text:p>
                                          <text:list>
                                            <text:list-item>
                                              <text:p text:style-name="P69"><text:span text:style-name="T123">未來 </text:span><text:span text:style-name="T143">↔</text:span><text:span text:style-name="T123"> </text:span>該個體（<text:span text:style-name="T123">未來</text:span>）的 思想、決策、行動。<text:span text:style-name="T37">、存在、變化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06">（<text:span text:style-name="T36">一九八四</text:span><text:span text:style-name="T35"> </text:span><text:span text:style-name="T124">的 </text:span>描述在 <text:span text:style-name="T1">哲學</text:span><text:span text:style-name="T68"> 文件群的 </text:span><text:span text:style-name="T4">喬治</text:span><text:span text:style-name="T21">·</text:span><text:span text:style-name="T4">歐威爾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0">明顯例子，駭客任務（電影）。<text:span text:style-name="T37">、賽博人</text:span></text:p>
                                  <text:list>
                                    <text:list-item>
                                      <text:p text:style-name="P71">國家、<text:span text:style-name="T125">菁英人類</text:span> 直接控制，該個體的 所看、所聽、所知。</text:p>
                                    </text:list-item>
                                    <text:list-item>
                                      <text:p text:style-name="P64">國家、<text:span text:style-name="T125">菁英人類</text:span> 直接控制，該個體的 常識、認知、投影世界觀。</text:p>
                                    </text:list-item>
                                    <text:list-item>
                                      <text:p text:style-name="P72">國家、<text:span text:style-name="T125">菁英人類</text:span> 間接控制，該個體的 思想、決策、行動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亦復如是 <text:span text:style-name="T142">↔</text:span><text:span text:style-name="T67"> 意識 產生 想法。</text:span></text:p>
                  <text:list>
                    <text:list-item>
                      <text:p text:style-name="P224">想法、念頭、思想 ← 意識、認知、投影世界觀。</text:p>
                    </text:list-item>
                    <text:list-item>
                      <text:p text:style-name="P73">明顯例子，我在 才能 我思。</text:p>
                    </text:list-item>
                    <text:list-item>
                      <text:p text:style-name="P73">明顯例子，假定，某一特定個體（佛<text:span text:style-name="T7">家</text:span><text:span text:style-name="T6"> 認定的</text:span>）照見五蘊皆空。</text:p>
                      <text:list>
                        <text:list-item>
                          <text:p text:style-name="P74">該個體（佛<text:span text:style-name="T7">家</text:span><text:span text:style-name="T6"> 認定的</text:span>）亦復如是。</text:p>
                        </text:list-item>
                        <text:list-item>
                          <text:p text:style-name="P74">明顯例子，假定，某一特定個體 有 幻肢症。</text:p>
                          <text:list>
                            <text:list-item>
                              <text:p text:style-name="P74">該個體 <text:span text:style-name="T67">認知</text:span> 自己的 幻肢，在 疼痛。</text:p>
                              <text:list>
                                <text:list-item>
                                  <text:p text:style-name="P74">認<text:span text:style-name="T67">知（幻肢在）疼痛</text:span> <text:span text:style-name="T142">↔</text:span><text:span text:style-name="T67">（</text:span>受想行識 的）識。</text:p>
                                </text:list-item>
                                <text:list-item>
                                  <text:p text:style-name="P74">想到（自己有）幻肢 <text:span text:style-name="T142">↔</text:span><text:span text:style-name="T67">（</text:span>受想行識 的）想。</text:p>
                                </text:list-item>
                              </text:list>
                            </text:list-item>
                            <text:list-item>
                              <text:p text:style-name="P74">反制。</text:p>
                              <text:list>
                                <text:list-item>
                                  <text:p text:style-name="P74">照鏡子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3">明顯例子，假定，某一特定個體 有 蟻咬症。</text:p>
                          <text:list>
                            <text:list-item>
                              <text:p text:style-name="P75">該個體 <text:span text:style-name="T67">認知</text:span> 自己 被（螞蟻）咬。</text:p>
                              <text:list>
                                <text:list-item>
                                  <text:p text:style-name="P75">認<text:span text:style-name="T67">知（身體在）疼痛</text:span> <text:span text:style-name="T142">↔</text:span><text:span text:style-name="T67">（</text:span>受想行識 的）識。</text:p>
                                </text:list-item>
                                <text:list-item>
                                  <text:p text:style-name="P75">想到（自己有）被咬 <text:span text:style-name="T142">↔</text:span><text:span text:style-name="T67">（</text:span>受想行識 的）想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諸法空相 <text:span text:style-name="T142">↔</text:span><text:span text:style-name="T67"> 所有的（思覺 的）想法</text:span>（佛<text:span text:style-name="T7">家</text:span><text:span text:style-name="T6"> 認定的</text:span><text:span text:style-name="T67">）</text:span>空<text:span text:style-name="T67">（人類 認定的 數學）集合</text:span><text:span text:style-name="T6">。</text:span></text:p>
                  <text:list>
                    <text:list-item>
                      <text:p text:style-name="P76">諸法空相 <text:span text:style-name="T142">↔</text:span><text:span text:style-name="T67"> </text:span><text:span text:style-name="T6">思覺</text:span><text:span text:style-name="T67"> </text:span>沒有、不存在 <text:span text:style-name="T6">感知。</text:span></text:p>
                    </text:list-item>
                    <text:list-item>
                      <text:p text:style-name="P77">明顯例子，假定，某一特定個體 <text:span text:style-name="T6">沒有、不存在（蘊含、包覆）任何 </text:span><text:span text:style-name="T67">想法、念頭、思想。</text:span></text:p>
                      <text:list>
                        <text:list-item>
                          <text:p text:style-name="P78">該個體（的 思覺）<text:span text:style-name="T6">沒有、不存在（感測、交互作用）任何 </text:span><text:span text:style-name="T67">想法、念頭、思想。</text:span></text:p>
                        </text:list-item>
                      </text:list>
                    </text:list-item>
                    <text:list-item>
                      <text:p text:style-name="P79">法 <text:span text:style-name="T142">↔</text:span><text:span text:style-name="T67"> 想法、念頭、思想。</text:span><text:span text:style-name="T38">（思覺）</text:span></text:p>
                      <text:list>
                        <text:list-item>
                          <text:p text:style-name="P80"><text:span text:style-name="T67">（思覺 的）想法</text:span> <text:span text:style-name="T142">↔</text:span><text:span text:style-name="T67">（使用 思覺 感測，做出的</text:span><text:span text:style-name="T75">（交互作用、）</text:span><text:span text:style-name="T67">）想法。</text:span></text:p>
                          <text:list>
                            <text:list-item>
                              <text:p text:style-name="P81">明顯例子，人類個體（<text:span text:style-name="T67">使用 </text:span>觸覺<text:span text:style-name="T67"> 感測，做出的</text:span><text:span text:style-name="T75">（交互作用、）</text:span><text:span text:style-name="T67">）用手拿東西。</text:span></text:p>
                            </text:list-item>
                            <text:list-item>
                              <text:p text:style-name="P82">明顯例子，人類個體（不使用其他覺，只使用 觸覺 感測，做出的）<text:span text:style-name="T89">用手拿東西</text:span>。</text:p>
                              <text:list>
                                <text:list-item>
                                  <text:p text:style-name="P83">其他覺 的 明顯例子，<text:span text:style-name="T67">視覺、聽覺、嗅覺、味覺、思覺。</text:span></text:p>
                                </text:list-item>
                                <text:list-item>
                                  <text:p text:style-name="P83">不使用其他覺 的 明顯例子，罩住雙眼、堵住耳朵、塞住鼻子、閉上嘴巴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7">不生不滅。不垢不淨。不增不減 <text:span text:style-name="T142">↔</text:span><text:span text:style-name="T67"> 剛體。</text:span><text:span text:style-name="T38">（不存在 剛體）</text:span></text:p>
                </text:list-item>
                <text:list-item>
                  <text:p text:style-name="P52">是故 <text:span text:style-name="T142">↔</text:span><text:span text:style-name="T67"> 因為…（，所有…）。</text:span></text:p>
                </text:list-item>
                <text:list-item>
                  <text:p text:style-name="P84">空中無色 <text:span text:style-name="T142">↔</text:span><text:span text:style-name="T67"> 純粹的</text:span>（佛<text:span text:style-name="T7">家</text:span><text:span text:style-name="T6"> 認定的</text:span><text:span text:style-name="T67">）</text:span>空、（佛<text:span text:style-name="T7">家</text:span><text:span text:style-name="T6"> 認定的</text:span><text:span text:style-name="T67">）</text:span>空裡面沒有（佛<text:span text:style-name="T7">家</text:span><text:span text:style-name="T6"> 認定的</text:span><text:span text:style-name="T67">）</text:span>色。</text:p>
                  <text:list>
                    <text:list-item>
                      <text:p text:style-name="P85"><text:span text:style-name="T6">明顯例子，假定，某一特定個體</text:span>（佛<text:span text:style-name="T7">家</text:span><text:span text:style-name="T6"> 認定的</text:span><text:span text:style-name="T67">）</text:span>諸法空相。</text:p>
                      <text:list>
                        <text:list-item>
                          <text:p text:style-name="P79"><text:span text:style-name="T6">該個體（的 思覺）自然而然、理所當然 沒有、不存在 想法、幻想、幻覺</text:span><text:span text:style-name="T67">。</text:span></text:p>
                          <text:list>
                            <text:list-item>
                              <text:p text:style-name="P283">原因很明顯，該個體（的 思覺）沒有 感知（到 任何 想法）。</text:p>
                              <text:list>
                                <text:list-item>
                                  <text:p text:style-name="P86"><text:span text:style-name="T6">該個體（的 思覺）自然而然、理所當然 沒有、不存在 想法、幻想、幻覺</text:span><text:span text:style-name="T67">。</text:span></text:p>
                                </text:list-item>
                              </text:list>
                            </text:list-item>
                            <text:list-item>
                              <text:p text:style-name="P87">明顯例子，（佛<text:span text:style-name="T7">家</text:span><text:span text:style-name="T6"> 認定的</text:span><text:span text:style-name="T67">）</text:span>何處惹塵埃。</text:p>
                              <text:list>
                                <text:list-item>
                                  <text:p text:style-name="P88">何處 <text:span text:style-name="T144">↔</text:span><text:span text:style-name="T6">（該個體</text:span><text:span text:style-name="T73">（的 思覺）</text:span><text:span text:style-name="T6">）哪裡、怎麼、如何。</text:span></text:p>
                                </text:list-item>
                                <text:list-item>
                                  <text:p text:style-name="P89">惹 <text:span text:style-name="T144">↔</text:span><text:span text:style-name="T114"> 存在。</text:span></text:p>
                                  <text:list>
                                    <text:list-item>
                                      <text:p text:style-name="P89">惹 <text:span text:style-name="T144">↔</text:span>（佛<text:span text:style-name="T7">家</text:span><text:span text:style-name="T6"> 認定的</text:span><text:span text:style-name="T67">）</text:span>色。</text:p>
                                    </text:list-item>
                                  </text:list>
                                </text:list-item>
                                <text:list-item>
                                  <text:p text:style-name="P90">塵埃 <text:span text:style-name="T144">↔</text:span><text:span text:style-name="T6">（該個體</text:span><text:span text:style-name="T73">（的 思覺）</text:span><text:span text:style-name="T6">感知 的）想法、幻想、幻覺</text:span><text:span text:style-name="T6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1"><text:span text:style-name="T6">沒有、不存在 想法</text:span> <text:span text:style-name="T142">↔</text:span><text:span text:style-name="T67"> </text:span>空中無色。</text:p>
                        </text:list-item>
                        <text:list-item>
                          <text:p text:style-name="P284">明顯例子，假定，某一特定個體 罩住雙眼。</text:p>
                          <text:list>
                            <text:list-item>
                              <text:p text:style-name="P285">該個體（的 視覺）自然而然、理所當然 沒有、不存在 顏色。</text:p>
                            </text:list-item>
                          </text:list>
                        </text:list-item>
                        <text:list-item>
                          <text:p text:style-name="P285">明顯例子，假定，某一特定人類個體 有 無痛症。</text:p>
                          <text:list>
                            <text:list-item>
                              <text:p text:style-name="P285">該人類個體（的 觸覺）自然而然、理所當然 沒有、不存在 有力、沒有力。</text:p>
                              <text:list>
                                <text:list-item>
                                  <text:p text:style-name="P286"><text:span text:style-name="T108">（佛</text:span><text:span text:style-name="T68">家</text:span> 認定的<text:span text:style-name="T109">）</text:span><text:span text:style-name="T108">空中無色。</text:span></text:p>
                                </text:list-item>
                              </text:list>
                            </text:list-item>
                            <text:list-item>
                              <text:p text:style-name="P287"><text:span text:style-name="T108">假定，該人類個體（不使用其他覺，只使用 觸覺 感測，做出的）</text:span><text:span text:style-name="T109">用手拿東西</text:span>。</text:p>
                              <text:list>
                                <text:list-item>
                                  <text:p text:style-name="P288">該<text:span text:style-name="T108">人類</text:span>個體 沒有、不存在 感知，自己的 手（正在）<text:span text:style-name="T109">拿東西</text:span>。</text:p>
                                  <text:list>
                                    <text:list-item>
                                      <text:p text:style-name="P289"><text:span text:style-name="T108">（佛</text:span><text:span text:style-name="T68">家 認定的</text:span><text:span text:style-name="T109">）</text:span><text:span text:style-name="T108">照見五蘊皆空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93">對於 該<text:span text:style-name="T108">人類</text:span>個體 來說，手 有、沒有 拿東西，沒有差別、毫無差別。</text:p>
                                  <text:list>
                                    <text:list-item>
                                      <text:p text:style-name="P294"><text:span text:style-name="T108">（佛</text:span><text:span text:style-name="T68">家 認定的</text:span><text:span text:style-name="T109">）</text:span><text:span text:style-name="T108">色不異空、空不異色、色即是空。空即是色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5"><text:span text:style-name="T108">空中無色 </text:span><text:span text:style-name="T142">↔</text:span><text:span text:style-name="T109">（</text:span><text:span text:style-name="T115">某一特定個體 的</text:span><text:span text:style-name="T109">）</text:span><text:span text:style-name="T115">思覺</text:span><text:span text:style-name="T109"> </text:span><text:span text:style-name="T108">沒有、不存在 </text:span><text:span text:style-name="T115">感知、</text:span><text:span text:style-name="T109">想法</text:span><text:span text:style-name="T115">。</text:span><text:span text:style-name="T56">（</text:span><text:span text:style-name="T55">抽象例子，</text:span><text:span text:style-name="T56">無痛症）</text:span></text:p>
                    </text:list-item>
                  </text:list>
                </text:list-item>
                <text:list-item>
                  <text:p text:style-name="P92">無受想行識 <text:span text:style-name="T142">↔</text:span><text:span text:style-name="T67"> </text:span>沒有、不存在（佛<text:span text:style-name="T7">家</text:span><text:span text:style-name="T6"> 認定的</text:span><text:span text:style-name="T67">）</text:span>受想行識<text:span text:style-name="T67">。</text:span></text:p>
                  <text:list>
                    <text:list-item>
                      <text:p text:style-name="P85">明顯例子，<text:span text:style-name="T6">假定，某一特定個體</text:span>（佛<text:span text:style-name="T7">家</text:span><text:span text:style-name="T6"> 認定的</text:span><text:span text:style-name="T67">）</text:span>空中無色<text:span text:style-name="T8">。</text:span></text:p>
                      <text:list>
                        <text:list-item>
                          <text:p text:style-name="P85"><text:span text:style-name="T6">該個體 自然而然、理所當然 沒有、不存在</text:span>（佛<text:span text:style-name="T7">家</text:span><text:span text:style-name="T6"> 認定的</text:span><text:span text:style-name="T67">）</text:span>受想行識。</text:p>
                        </text:list-item>
                        <text:list-item>
                          <text:p text:style-name="P85">明顯例子，<text:span text:style-name="T6">假定，某一特定個體（的 視覺）沒有、不存在 顏色。</text:span></text:p>
                          <text:list>
                            <text:list-item>
                              <text:p text:style-name="P290">該個體 自然而然、理所當然 沒有、不存在，受到 顏色 形成的（視覺）影像。</text:p>
                            </text:list-item>
                          </text:list>
                        </text:list-item>
                        <text:list-item>
                          <text:p text:style-name="P93">明顯例子，<text:span text:style-name="T6">假定，某一特定個體（的 視覺）沒有、不存在 可見光。</text:span></text:p>
                          <text:list>
                            <text:list-item>
                              <text:p text:style-name="P290">該個體 自然而然、理所當然 沒有、不存在，受到 可見光 形成的（視覺）影像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無眼耳鼻舌身意 <text:span text:style-name="T142">↔</text:span><text:span text:style-name="T67"> 沒有 眼睛、耳朵、鼻子、舌頭、身體、意識。</text:span></text:p>
                  <text:list>
                    <text:list-item>
                      <text:p text:style-name="P229"><text:span text:style-name="T87">明顯例子，</text:span><text:span text:style-name="T6">假定，某一特定個體 沒有、不存在 </text:span><text:span text:style-name="T67">眼睛、耳朵、鼻子、舌頭、身體、意識</text:span><text:span text:style-name="T6">。</text:span></text:p>
                    </text:list-item>
                  </text:list>
                </text:list-item>
                <text:list-item>
                  <text:p text:style-name="P36">無色聲香味觸法 <text:span text:style-name="T142">↔</text:span><text:span text:style-name="T67"> 沒有 視覺、聽覺、嗅覺、味覺、觸覺、思覺。</text:span></text:p>
                  <text:list>
                    <text:list-item>
                      <text:p text:style-name="P95">明顯例子，<text:span text:style-name="T6">假定，某一特定個體 沒有、不存在 </text:span><text:span text:style-name="T67">眼睛、耳朵、鼻子、舌頭、身體、意識</text:span><text:span text:style-name="T6">。</text:span></text:p>
                      <text:list>
                        <text:list-item>
                          <text:p text:style-name="P96"><text:span text:style-name="T6">該個體 </text:span><text:span text:style-name="T67">自然而然、理所當然 沒有 視覺、聽覺、嗅覺、味覺、觸覺、思覺。</text:span></text:p>
                        </text:list-item>
                      </text:list>
                    </text:list-item>
                    <text:list-item>
                      <text:p text:style-name="P97">色 <text:span text:style-name="T142">↔</text:span><text:span text:style-name="T67"> 視覺</text:span><text:span text:style-name="T6">（</text:span><text:span text:style-name="T67">顏色</text:span><text:span text:style-name="T6">）</text:span><text:span text:style-name="T67">。</text:span></text:p>
                    </text:list-item>
                    <text:list-item>
                      <text:p text:style-name="P97">聲 <text:span text:style-name="T142">↔</text:span><text:span text:style-name="T67"> 聽覺</text:span><text:span text:style-name="T6">（</text:span><text:span text:style-name="T67">聲音</text:span><text:span text:style-name="T6">）</text:span><text:span text:style-name="T67">。</text:span></text:p>
                    </text:list-item>
                    <text:list-item>
                      <text:p text:style-name="P97">香 <text:span text:style-name="T142">↔</text:span><text:span text:style-name="T67"> 嗅覺</text:span><text:span text:style-name="T6">（</text:span><text:span text:style-name="T67">香味</text:span><text:span text:style-name="T6">）</text:span><text:span text:style-name="T67">。</text:span></text:p>
                    </text:list-item>
                    <text:list-item>
                      <text:p text:style-name="P97">味 <text:span text:style-name="T142">↔</text:span><text:span text:style-name="T67"> 味覺</text:span><text:span text:style-name="T6">（</text:span><text:span text:style-name="T67">味道</text:span><text:span text:style-name="T6">）</text:span><text:span text:style-name="T67">。</text:span></text:p>
                    </text:list-item>
                    <text:list-item>
                      <text:p text:style-name="P97">觸 <text:span text:style-name="T142">↔</text:span><text:span text:style-name="T67"> 觸覺</text:span><text:span text:style-name="T6">（</text:span><text:span text:style-name="T67">觸感</text:span><text:span text:style-name="T6">）</text:span><text:span text:style-name="T67">。</text:span></text:p>
                    </text:list-item>
                    <text:list-item>
                      <text:p text:style-name="P97">法 <text:span text:style-name="T142">↔</text:span><text:span text:style-name="T67"> 思覺</text:span><text:span text:style-name="T6">（</text:span><text:span text:style-name="T67">想法</text:span><text:span text:style-name="T6">）</text:span><text:span text:style-name="T67">。</text:span></text:p>
                    </text:list-item>
                  </text:list>
                </text:list-item>
                <text:list-item>
                  <text:p text:style-name="P37">無眼界。乃至無意識界 <text:span text:style-name="T142">↔</text:span><text:span text:style-name="T67"> 沒有 視覺、聽覺、嗅覺、味覺、觸覺、思覺 形成的 世界、投影世界觀。</text:span></text:p>
                  <text:list>
                    <text:list-item>
                      <text:p text:style-name="P96">明顯例子，<text:span text:style-name="T6">假定，某一特定個體 沒有 </text:span><text:span text:style-name="T67">視覺。</text:span></text:p>
                      <text:list>
                        <text:list-item>
                          <text:p text:style-name="P98"><text:span text:style-name="T6">該個體 </text:span><text:span text:style-name="T67">自然而然、理所當然 沒有 視覺 形成的 世界、投影世界觀</text:span><text:span text:style-name="T6">。</text:span></text:p>
                          <text:list>
                            <text:list-item>
                              <text:p text:style-name="P99"><text:span text:style-name="T67">視覺 形成的 世界、投影世界觀 的 </text:span>明顯例子，人眼 形成的（視覺）影像。</text:p>
                            </text:list-item>
                          </text:list>
                        </text:list-item>
                        <text:list-item>
                          <text:p text:style-name="P291">假定，某一特定個體 有 視覺。</text:p>
                          <text:list>
                            <text:list-item>
                              <text:p text:style-name="P100"><text:span text:style-name="T6">該個體（的 視覺）</text:span><text:span text:style-name="T67">自然而然、理所當然 有 視覺 形成的 世界、投影世界觀</text:span><text:span text:style-name="T6">。</text:span></text:p>
                            </text:list-item>
                            <text:list-item>
                              <text:p text:style-name="P98"><text:span text:style-name="T6">明顯例子，人眼 </text:span><text:span text:style-name="T67">形成的 世界、投影世界觀 是，可見光 的 世界、投影世界觀。</text:span></text:p>
                              <text:list>
                                <text:list-item>
                                  <text:p text:style-name="P101"><text:span text:style-name="T6">人眼 </text:span><text:span text:style-name="T67">有 視覺 形成的（可見光）世界、投影世界觀</text:span><text:span text:style-name="T6">。</text:span></text:p>
                                  <text:list>
                                    <text:list-item>
                                      <text:p text:style-name="P292">人眼 是 人類個體的 眼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8">明顯例子，<text:span text:style-name="T6">假定，某一特定個體 沒有 </text:span><text:span text:style-name="T67">思覺。</text:span></text:p>
                      <text:list>
                        <text:list-item>
                          <text:p text:style-name="P98"><text:span text:style-name="T6">該個體 </text:span><text:span text:style-name="T19">自然而然、理所當然 沒有 </text:span><text:span text:style-name="T67">思</text:span><text:span text:style-name="T19">覺 形成的 世界、投影世界觀</text:span><text:span text:style-name="T6">。</text:span></text:p>
                          <text:list>
                            <text:list-item>
                              <text:p text:style-name="P99"><text:span text:style-name="T67">思</text:span><text:span text:style-name="T19">覺 形成的 世界、投影世界觀 的 </text:span>明顯例子，神學、哲學、數學、物理學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9">明顯例子，<text:span text:style-name="T6">假定，某一特定個體 沒有 磁</text:span><text:span text:style-name="T67">覺。</text:span></text:p>
                      <text:list>
                        <text:list-item>
                          <text:p text:style-name="P99"><text:span text:style-name="T6">該個體 </text:span><text:span text:style-name="T67">自然而然、理所當然 沒有 磁覺 形成的 世界、投影世界觀</text:span><text:span text:style-name="T6">。</text:span></text:p>
                          <text:list>
                            <text:list-item>
                              <text:p text:style-name="P99"><text:span text:style-name="T67">磁覺 形成的 世界、投影世界觀 的 </text:span>明顯例子，鳥眼 形成的（<text:span text:style-name="T67">磁</text:span>覺）影像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2">無無明。亦無無明盡。乃至無老死。亦無老死盡 <text:span text:style-name="T142">↔</text:span><text:span text:style-name="T67"> 沒有、不存在 黑暗。也 沒有、不存在 黑暗的 盡頭。聽覺、嗅覺、味覺、觸覺 也是如此，沒有、不存在 衰老、死亡。也 沒有、不存在 衰老、死亡 的 盡頭。</text:span></text:p>
                  <text:list>
                    <text:list-item>
                      <text:p text:style-name="P98">明顯例子，<text:span text:style-name="T6">假定，某一特定個體 沒有、不存在 </text:span><text:span text:style-name="T67">視覺 形成的 世界、投影世界觀</text:span><text:span text:style-name="T6">。</text:span></text:p>
                      <text:list>
                        <text:list-item>
                          <text:p text:style-name="P103"><text:span text:style-name="T6">該個體（的 視覺）</text:span><text:span text:style-name="T67">自然而然、理所當然 沒有 黑暗。</text:span></text:p>
                        </text:list-item>
                        <text:list-item>
                          <text:p text:style-name="P103"><text:span text:style-name="T6">該個體（的 視覺）</text:span><text:span text:style-name="T67">自然而然、理所當然 也沒有 黑暗的 盡頭</text:span><text:span text:style-name="T6">。</text:span></text:p>
                        </text:list-item>
                        <text:list-item>
                          <text:p text:style-name="P104">明顯例子，（沒有 視覺的）盲人 <text:span text:style-name="T6">沒有、不存在 </text:span><text:span text:style-name="T67">視覺 形成的 世界、投影世界觀</text:span><text:span text:style-name="T6">。</text:span></text:p>
                          <text:list>
                            <text:list-item>
                              <text:p text:style-name="P105">盲人<text:span text:style-name="T6"> 自然而然、理所當然，沒有 黑暗。</text:span></text:p>
                            </text:list-item>
                            <text:list-item>
                              <text:p text:style-name="P106">盲人的 視覺，（自然而然、理所當然）也 沒有 黑暗<text:span text:style-name="T88">的 盡頭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4">明顯例子，<text:span text:style-name="T6">假定，某一特定個體 沒有、不存在 </text:span>磁<text:span text:style-name="T67">覺 形成的 世界、投影世界觀</text:span><text:span text:style-name="T6">。</text:span></text:p>
                      <text:list>
                        <text:list-item>
                          <text:p text:style-name="P105">該個體<text:span text:style-name="T6">（</text:span>的 磁覺<text:span text:style-name="T6">）</text:span><text:span text:style-name="T67">自然而然、理所當然 </text:span>沒有 地磁型真空。</text:p>
                        </text:list-item>
                        <text:list-item>
                          <text:p text:style-name="P105">該個體<text:span text:style-name="T6">（</text:span>的 磁覺<text:span text:style-name="T6">）</text:span>自然而然、理所當然 也沒有 地磁型真空<text:span text:style-name="T88">的 盡頭。</text:span></text:p>
                          <text:list>
                            <text:list-item>
                              <text:p text:style-name="P107">地磁型真空 是 某一特定區域 之內，沒有地磁、不存在地磁、地磁為零。</text:p>
                            </text:list-item>
                            <text:list-item>
                              <text:p text:style-name="P108">有 磁覺的 個體 的 明顯例子，候鳥型鳥類。</text:p>
                              <text:list>
                                <text:list-item>
                                  <text:p text:style-name="P108">候鳥型鳥類的 眼睛 有 磁覺。</text:p>
                                </text:list-item>
                              </text:list>
                            </text:list-item>
                            <text:list-item>
                              <text:p text:style-name="P108">沒有 磁覺的 個體 的 明顯例子，人類。</text:p>
                            </text:list-item>
                          </text:list>
                        </text:list-item>
                        <text:list-item>
                          <text:p text:style-name="P104">明顯例子，人類個體 <text:span text:style-name="T6">沒有、不存在 </text:span>磁覺<text:span text:style-name="T67"> 形成的 世界、投影世界觀</text:span><text:span text:style-name="T6">。</text:span></text:p>
                          <text:list>
                            <text:list-item>
                              <text:p text:style-name="P109">人類個體<text:span text:style-name="T6">（</text:span>的 磁覺<text:span text:style-name="T6">）自然而然、理所當然，沒有 地磁型真空。</text:span></text:p>
                            </text:list-item>
                            <text:list-item>
                              <text:p text:style-name="P109">人類個體<text:span text:style-name="T6">（</text:span>的 磁覺<text:span text:style-name="T6">）</text:span>自然而然、理所當然 也沒有 地磁型真空<text:span text:style-name="T88">的 盡頭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0">抽象例子，（沒有 聽覺的）聾人 <text:span text:style-name="T6">沒有、不存在 </text:span>聽<text:span text:style-name="T67">覺 形成的 世界、投影世界觀</text:span><text:span text:style-name="T6">。</text:span></text:p>
                      <text:list>
                        <text:list-item>
                          <text:p text:style-name="P110">聾人<text:span text:style-name="T6">（</text:span>的 聽覺<text:span text:style-name="T6">）</text:span>自然而然、理所當然 沒有 寂靜。</text:p>
                        </text:list-item>
                        <text:list-item>
                          <text:p text:style-name="P110">聾人<text:span text:style-name="T6">（</text:span>的 聽覺<text:span text:style-name="T6">）</text:span>自然而然、理所當然 也沒有 寂靜<text:span text:style-name="T88">的 盡頭。</text:span></text:p>
                        </text:list-item>
                      </text:list>
                    </text:list-item>
                    <text:list-item>
                      <text:p text:style-name="P111">無 <text:span text:style-name="T145">↔</text:span><text:span text:style-name="T88"> </text:span>沒有、不存在。</text:p>
                    </text:list-item>
                    <text:list-item>
                      <text:p text:style-name="P111">無明 <text:span text:style-name="T145">↔</text:span><text:span text:style-name="T88"> 黑暗、沒有光。</text:span></text:p>
                    </text:list-item>
                    <text:list-item>
                      <text:p text:style-name="P112">盡 <text:span text:style-name="T145">↔</text:span><text:span text:style-name="T88"> 盡</text:span>頭。</text:p>
                    </text:list-item>
                    <text:list-item>
                      <text:p text:style-name="P111">老 <text:span text:style-name="T145">↔</text:span><text:span text:style-name="T88"> 衰老。</text:span></text:p>
                    </text:list-item>
                    <text:list-item>
                      <text:p text:style-name="P111">死 <text:span text:style-name="T145">↔</text:span><text:span text:style-name="T88"> 死亡。</text:span></text:p>
                    </text:list-item>
                  </text:list>
                </text:list-item>
                <text:list-item>
                  <text:p text:style-name="P113">無苦集滅道 <text:span text:style-name="T145">↔</text:span><text:span text:style-name="T6"> </text:span><text:span text:style-name="T88">沒有、不存在</text:span>（佛<text:span text:style-name="T7">家</text:span><text:span text:style-name="T6"> 認定的</text:span><text:span text:style-name="T67">）苦</text:span>諦、<text:span text:style-name="T67">集</text:span>諦、<text:span text:style-name="T67">滅</text:span>諦、<text:span text:style-name="T67">道</text:span>諦<text:span text:style-name="T67">。</text:span></text:p>
                  <text:list>
                    <text:list-item>
                      <text:p text:style-name="P113">無苦集滅道 <text:span text:style-name="T145">↔</text:span>（佛<text:span text:style-name="T7">家</text:span><text:span text:style-name="T6"> 認定的</text:span><text:span text:style-name="T67">）</text:span>苦厄、（無明 到）老死（盡）。</text:p>
                    </text:list-item>
                    <text:list-item>
                      <text:p text:style-name="P114">明顯例子，<text:span text:style-name="T6">假定，某一特定個體</text:span>（佛<text:span text:style-name="T7">家</text:span><text:span text:style-name="T6"> 認定的</text:span><text:span text:style-name="T67">）空。</text:span></text:p>
                      <text:list>
                        <text:list-item>
                          <text:p text:style-name="P115"><text:span text:style-name="T6">該個體 自然而然、理所當然 沒有</text:span>（佛<text:span text:style-name="T7">家</text:span><text:span text:style-name="T6"> 認定的</text:span><text:span text:style-name="T67">）色、想、識。</text:span></text:p>
                          <text:list>
                            <text:list-item>
                              <text:p text:style-name="P225">色 <text:span text:style-name="T132">↔</text:span> 有 顏色、實體、存在。</text:p>
                            </text:list-item>
                            <text:list-item>
                              <text:p text:style-name="P225">想 <text:span text:style-name="T132">↔</text:span> 想法、念頭、思想。</text:p>
                            </text:list-item>
                            <text:list-item>
                              <text:p text:style-name="P226">識 <text:span text:style-name="T132">↔</text:span> 意識、認知、投影世界觀。</text:p>
                            </text:list-item>
                          </text:list>
                        </text:list-item>
                        <text:list-item>
                          <text:p text:style-name="P116"><text:span text:style-name="T6">該個體 自然而然、理所當然 沒有、不存在</text:span><text:span text:style-name="T9">（感知到）</text:span>（佛<text:span text:style-name="T7">家</text:span><text:span text:style-name="T6"> 認定的</text:span><text:span text:style-name="T67">）</text:span>苦厄、（無明 到）老死（盡）<text:span text:style-name="T9">。</text:span></text:p>
                        </text:list-item>
                        <text:list-item>
                          <text:p text:style-name="P296">反例。</text:p>
                          <text:list>
                            <text:list-item>
                              <text:p text:style-name="P117"><text:span text:style-name="T9">有 相對剝奪感的 個體，有</text:span>（佛<text:span text:style-name="T7">家</text:span><text:span text:style-name="T6"> 認定的</text:span><text:span text:style-name="T67">）</text:span>苦集滅道。</text:p>
                              <text:list>
                                <text:list-item>
                                  <text:p text:style-name="P297">相對剝奪感 的 明顯例子，點亮火柴（賣火柴的小女孩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8">無智亦無得 <text:span text:style-name="T145">↔</text:span><text:span text:style-name="T6"> </text:span><text:span text:style-name="T88">沒有、不存在</text:span>（佛<text:span text:style-name="T7">家</text:span><text:span text:style-name="T6"> 認定的</text:span><text:span text:style-name="T67">）</text:span>想，也 <text:span text:style-name="T88">沒有、不存在</text:span>（佛<text:span text:style-name="T7">家</text:span><text:span text:style-name="T6"> 認定的</text:span><text:span text:style-name="T67">）</text:span>識。</text:p>
                </text:list-item>
                <text:list-item>
                  <text:p text:style-name="P119">以無所得故 <text:span text:style-name="T145">↔</text:span><text:span text:style-name="T6"> 從 </text:span>無（苦集滅道）到（無智亦無<text:span text:style-name="T67">）</text:span>得 的緣故、可以知道（菩提薩埵）。</text:p>
                </text:list-item>
                <text:list-item>
                  <text:p text:style-name="P120">菩提薩埵 <text:span text:style-name="T145">↔</text:span><text:span text:style-name="T6"> 。</text:span></text:p>
                </text:list-item>
                <text:list-item>
                  <text:p text:style-name="P121"><text:span text:style-name="T6">依</text:span> <text:span text:style-name="T145">↔</text:span><text:span text:style-name="T6"> 依照、藉由。</text:span></text:p>
                </text:list-item>
                <text:list-item>
                  <text:p text:style-name="P273"><text:span text:style-name="T100">故 </text:span><text:span text:style-name="T145">↔</text:span><text:span text:style-name="T11"> </text:span><text:span text:style-name="T100">的緣故、可以知道</text:span><text:span text:style-name="T91">。</text:span></text:p>
                </text:list-item>
                <text:list-item>
                  <text:p text:style-name="P273"><text:span text:style-name="T100">心無罣礙 </text:span><text:span text:style-name="T145">↔</text:span><text:span text:style-name="T11"> 內心 沒有、不存在 雜念、雜質。</text:span></text:p>
                  <text:list>
                    <text:list-item>
                      <text:p text:style-name="P274"><text:span text:style-name="T100">明顯例子，</text:span><text:span text:style-name="T11">假定，某一特定個體</text:span><text:span text:style-name="T100">（佛</text:span><text:span text:style-name="T12">家</text:span><text:span text:style-name="T11"> 認定的</text:span><text:span text:style-name="T102">）</text:span><text:span text:style-name="T100">行深般若波羅蜜多時</text:span><text:span text:style-name="T102">。</text:span></text:p>
                      <text:list>
                        <text:list-item>
                          <text:p text:style-name="P253"><text:span text:style-name="T102">該個體 有</text:span><text:span text:style-name="T103">（佛</text:span><text:span text:style-name="T12">家</text:span><text:span text:style-name="T11"> 認定的</text:span><text:span text:style-name="T102">）</text:span><text:span text:style-name="T103">無苦集滅道、無智亦無得 的 現象。</text:span></text:p>
                        </text:list-item>
                        <text:list-item>
                          <text:p text:style-name="P254"><text:span text:style-name="T102">該個體 </text:span><text:span text:style-name="T11">自然而然、理所當然，內心 沒有、不存在 雜念、雜質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55"><text:span text:style-name="T103">無有恐怖 </text:span><text:span text:style-name="T145">↔</text:span><text:span text:style-name="T90">（遭遇</text:span><text:span text:style-name="T76">（佛家 認定的）</text:span><text:span text:style-name="T90">一切苦厄</text:span><text:span text:style-name="T11"> 的時候，）沒有、不存在 存在</text:span><text:span text:style-name="T103">、情緒</text:span><text:span text:style-name="T11">、</text:span><text:span text:style-name="T103">感知。</text:span></text:p>
                  <text:list>
                    <text:list-item>
                      <text:p text:style-name="P256"><text:span text:style-name="T103">存在 </text:span><text:span text:style-name="T145">↔</text:span><text:span text:style-name="T103">（佛</text:span><text:span text:style-name="T12">家</text:span><text:span text:style-name="T11"> 認定的</text:span><text:span text:style-name="T102">）</text:span><text:span text:style-name="T103">色</text:span><text:span text:style-name="T102">。</text:span></text:p>
                    </text:list-item>
                    <text:list-item>
                      <text:p text:style-name="P256"><text:span text:style-name="T103">情緒 </text:span><text:span text:style-name="T145">↔</text:span><text:span text:style-name="T101"> 明顯例子，恐懼</text:span><text:span text:style-name="T90">、害怕、憤怒</text:span><text:span text:style-name="T101">、惱怒、抑鬱、傷心、開心、快樂、挫折、興奮。</text:span></text:p>
                    </text:list-item>
                    <text:list-item>
                      <text:p text:style-name="P302"><text:span text:style-name="T103">（感知 的描述在 </text:span><text:span text:style-name="T107">感受</text:span><text:span text:style-name="T104"> 文件群的 </text:span><text:span text:style-name="T107">感受</text:span><text:span text:style-name="T103">）</text:span></text:p>
                    </text:list-item>
                  </text:list>
                </text:list-item>
                <text:list-item>
                  <text:p text:style-name="P257"><text:span text:style-name="T103">顛倒夢想 </text:span><text:span text:style-name="T145">↔</text:span><text:span text:style-name="T101"> </text:span><text:span text:style-name="T102">投影世界觀、現實沉浸感</text:span><text:span text:style-name="T101">。</text:span></text:p>
                  <text:list>
                    <text:list-item>
                      <text:p text:style-name="P258"><text:span text:style-name="T103">明顯例子，</text:span><text:span text:style-name="T11">假定，某一特定個體</text:span><text:span text:style-name="T103">（佛</text:span><text:span text:style-name="T12">家</text:span><text:span text:style-name="T11"> 認定的</text:span><text:span text:style-name="T102">）</text:span><text:span text:style-name="T103">無有恐怖。</text:span></text:p>
                      <text:list>
                        <text:list-item>
                          <text:p text:style-name="P258"><text:span text:style-name="T102">該個體 </text:span><text:span text:style-name="T11">自然而然、理所當然 </text:span><text:span text:style-name="T103">遠離（佛</text:span><text:span text:style-name="T12">家</text:span><text:span text:style-name="T11"> 認定的</text:span><text:span text:style-name="T102">）</text:span><text:span text:style-name="T103">顛倒夢想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59"><text:span text:style-name="T92">究竟涅槃 </text:span><text:span text:style-name="T145">↔</text:span><text:span text:style-name="T92">（</text:span><text:span text:style-name="T77">（佛</text:span><text:span text:style-name="T70">家</text:span><text:span text:style-name="T71"> 認定的</text:span><text:span text:style-name="T78">）</text:span><text:span text:style-name="T92">滅諦 的）涅槃。</text:span></text:p>
                </text:list-item>
                <text:list-item>
                  <text:p text:style-name="P258"><text:span text:style-name="T103">三世 </text:span><text:span text:style-name="T145">↔</text:span><text:span text:style-name="T101"> 多次、許多的、所有的（</text:span><text:span text:style-name="T105">人類 認定的</text:span><text:span text:style-name="T101">）下輩子</text:span><text:span text:style-name="T103">。</text:span></text:p>
                </text:list-item>
                <text:list-item>
                  <text:p text:style-name="P258"><text:span text:style-name="T103">諸 </text:span><text:span text:style-name="T145">↔</text:span><text:span text:style-name="T101"> 所有的</text:span><text:span text:style-name="T103">。</text:span></text:p>
                </text:list-item>
                <text:list-item>
                  <text:p text:style-name="P260"><text:span text:style-name="T103">佛 </text:span><text:span text:style-name="T145">↔</text:span><text:span text:style-name="T101"> 。</text:span></text:p>
                </text:list-item>
                <text:list-item>
                  <text:p text:style-name="P261"><text:span text:style-name="T103">得 </text:span><text:span text:style-name="T145">↔</text:span><text:span text:style-name="T101"> 獲得、達到、達成。</text:span></text:p>
                </text:list-item>
                <text:list-item>
                  <text:p text:style-name="P261"><text:span text:style-name="T103">阿耨多羅三藐三菩提 </text:span><text:span text:style-name="T145">↔</text:span><text:span text:style-name="T101"> </text:span><text:span text:style-name="T103">。</text:span></text:p>
                </text:list-item>
                <text:list-item>
                  <text:p text:style-name="P262"><text:span text:style-name="T103">故知 </text:span><text:span text:style-name="T145">↔</text:span><text:span text:style-name="T101"> 所以（可以）知道、</text:span><text:span text:style-name="T102">（人類 認定的 數學）</text:span><text:span text:style-name="T101">得證</text:span><text:span text:style-name="T103">。</text:span></text:p>
                </text:list-item>
                <text:list-item>
                  <text:p text:style-name="P262"><text:span text:style-name="T103">無等等咒 </text:span><text:span text:style-name="T145">↔</text:span><text:span text:style-name="T101"> 無*咒。</text:span></text:p>
                  <text:list>
                    <text:list-item>
                      <text:p text:style-name="P230">* 是（正規表示式 的）*。</text:p>
                    </text:list-item>
                  </text:list>
                </text:list-item>
                <text:list-item>
                  <text:p text:style-name="P262"><text:span text:style-name="T101">除</text:span><text:span text:style-name="T103"> </text:span><text:span text:style-name="T145">↔</text:span><text:span text:style-name="T101"> 消除、無視、無感。</text:span></text:p>
                </text:list-item>
                <text:list-item>
                  <text:p text:style-name="P262"><text:span text:style-name="T103">苦 </text:span><text:span text:style-name="T145">↔</text:span><text:span text:style-name="T101">（</text:span><text:span text:style-name="T103">佛</text:span><text:span text:style-name="T12">家</text:span><text:span text:style-name="T11"> 認定的</text:span><text:span text:style-name="T101">）</text:span><text:span text:style-name="T103">苦厄</text:span><text:span text:style-name="T101">。</text:span></text:p>
                </text:list-item>
                <text:list-item>
                  <text:p text:style-name="P263"><text:span text:style-name="T103">故說 </text:span><text:span text:style-name="T145">↔</text:span><text:span text:style-name="T101"> 所以 說、念、誦。</text:span></text:p>
                </text:list-item>
                <text:list-item>
                  <text:p text:style-name="P263"><text:span text:style-name="T103">咒 </text:span><text:span text:style-name="T145">↔</text:span><text:span text:style-name="T101"> 咒語。</text:span></text:p>
                  <text:list>
                    <text:list-item>
                      <text:p text:style-name="P231">抽象例子，文言文。</text:p>
                      <text:list>
                        <text:list-item>
                          <text:p text:style-name="P264"><text:span text:style-name="T101">白話文（版本）的 內容</text:span><text:span text:style-name="T103"> </text:span><text:span text:style-name="T145">↔</text:span><text:span text:style-name="T101"> </text:span><text:span text:style-name="T103">行深般若波羅蜜多時 以內、以下 的 內容</text:span><text:span text:style-name="T101">。</text:span></text:p>
                        </text:list-item>
                        <text:list-item>
                          <text:p text:style-name="P265"><text:span text:style-name="T101">文言文（版本）的 內容</text:span><text:span text:style-name="T103"> </text:span><text:span text:style-name="T145">↔</text:span><text:span text:style-name="T101"> </text:span><text:span text:style-name="T103">即說咒曰 以內、以下 的 內容</text:span><text:span text:style-name="T101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65"><text:span text:style-name="T103">即說 </text:span><text:span text:style-name="T145">↔</text:span><text:span text:style-name="T101"> 也就是、等效於 說、念、誦。</text:span></text:p>
                </text:list-item>
                <text:list-item>
                  <text:p text:style-name="P265"><text:span text:style-name="T103">咒曰 </text:span><text:span text:style-name="T145">↔</text:span><text:span text:style-name="T101"> </text:span><text:span text:style-name="T103">大神咒、大明咒、無上咒、無等等咒、般若波羅蜜多咒 記載、記錄</text:span><text:span text:style-name="T101">。</text:span></text:p>
                </text:list-item>
                <text:list-item>
                  <text:p text:style-name="P266"><text:span text:style-name="T103">皆諦皆諦 </text:span><text:span text:style-name="T145">↔</text:span><text:span text:style-name="T101"> 一切都是</text:span><text:span text:style-name="T103">（佛</text:span><text:span text:style-name="T12">家</text:span><text:span text:style-name="T11"> 認定的</text:span><text:span text:style-name="T102">）</text:span><text:span text:style-name="T103">無、空</text:span><text:span text:style-name="T101">。</text:span></text:p>
                  <text:list>
                    <text:list-item>
                      <text:p text:style-name="P266"><text:span text:style-name="T103">諦 </text:span><text:span text:style-name="T145">↔</text:span><text:span text:style-name="T103">（佛</text:span><text:span text:style-name="T12">家</text:span><text:span text:style-name="T11"> 認定的</text:span><text:span text:style-name="T102">）</text:span><text:span text:style-name="T103">無、空</text:span><text:span text:style-name="T101">。</text:span></text:p>
                      <text:list>
                        <text:list-item>
                          <text:p text:style-name="P266"><text:span text:style-name="T103">無 </text:span><text:span text:style-name="T145">↔</text:span><text:span text:style-name="T101"> </text:span><text:span text:style-name="T11">沒有、不存在</text:span><text:span text:style-name="T101">。</text:span></text:p>
                        </text:list-item>
                        <text:list-item>
                          <text:p text:style-name="P266"><text:span text:style-name="T92">空 </text:span><text:span text:style-name="T142">↔</text:span><text:span text:style-name="T93"> 沒有 顏色、實體、存在。</text:span></text:p>
                        </text:list-item>
                      </text:list>
                    </text:list-item>
                    <text:list-item>
                      <text:p text:style-name="P267"><text:span text:style-name="T92">諦 </text:span><text:span text:style-name="T145">↔</text:span><text:span text:style-name="T92">（佛</text:span><text:span text:style-name="T12">家</text:span><text:span text:style-name="T11"> 認定的</text:span><text:span text:style-name="T93">）四</text:span><text:span text:style-name="T92">諦真理。</text:span></text:p>
                    </text:list-item>
                  </text:list>
                </text:list-item>
                <text:list-item>
                  <text:p text:style-name="P268"><text:span text:style-name="T103">波羅皆諦 </text:span><text:span text:style-name="T145">↔</text:span><text:span text:style-name="T103">（佛</text:span><text:span text:style-name="T12">家</text:span><text:span text:style-name="T11"> 認定的</text:span><text:span text:style-name="T102">）</text:span><text:span text:style-name="T103">想、識 </text:span><text:span text:style-name="T101">都是</text:span><text:span text:style-name="T103">（佛</text:span><text:span text:style-name="T12">家</text:span><text:span text:style-name="T11"> 認定的</text:span><text:span text:style-name="T102">）</text:span><text:span text:style-name="T103">諦</text:span><text:span text:style-name="T101">。</text:span></text:p>
                  <text:list>
                    <text:list-item>
                      <text:p text:style-name="P227">想 <text:span text:style-name="T132">↔</text:span> 想法、念頭、思想。</text:p>
                    </text:list-item>
                    <text:list-item>
                      <text:p text:style-name="P227">識 <text:span text:style-name="T132">↔</text:span> 意識、認知、投影世界觀。</text:p>
                    </text:list-item>
                  </text:list>
                </text:list-item>
                <text:list-item>
                  <text:p text:style-name="P268"><text:span text:style-name="T103">波羅僧皆諦 </text:span><text:span text:style-name="T145">↔</text:span><text:span text:style-name="T103">（佛</text:span><text:span text:style-name="T12">家</text:span><text:span text:style-name="T11"> 認定的</text:span><text:span text:style-name="T102">）</text:span><text:span text:style-name="T103">想、識、僧 </text:span><text:span text:style-name="T101">都是</text:span><text:span text:style-name="T103">（佛</text:span><text:span text:style-name="T12">家</text:span><text:span text:style-name="T11"> 認定的</text:span><text:span text:style-name="T102">）</text:span><text:span text:style-name="T103">諦</text:span><text:span text:style-name="T101">。</text:span></text:p>
                  <text:list>
                    <text:list-item>
                      <text:p text:style-name="P268"><text:span text:style-name="T103">僧 </text:span><text:span text:style-name="T145">↔</text:span><text:span text:style-name="T101"> </text:span><text:span text:style-name="T106">修練個體</text:span><text:span text:style-name="T101">。</text:span><text:span text:style-name="T39">、個體</text:span></text:p>
                    </text:list-item>
                  </text:list>
                </text:list-item>
                <text:list-item>
                  <text:p text:style-name="P269"><text:span text:style-name="T103">菩提薩婆訶 </text:span><text:span text:style-name="T145">↔</text:span><text:span text:style-name="T101"> 。</text:span></text:p>
                  <text:list>
                    <text:list-item>
                      <text:p text:style-name="P270"><text:span text:style-name="T92">菩提薩 </text:span><text:span text:style-name="T145">↔</text:span><text:span text:style-name="T92">（</text:span><text:span text:style-name="T77">（佛</text:span><text:span text:style-name="T70">家</text:span><text:span text:style-name="T71"> 認定的</text:span><text:span text:style-name="T78">）</text:span><text:span text:style-name="T92">菩提薩埵 </text:span><text:span text:style-name="T11">的</text:span><text:span text:style-name="T93">）</text:span><text:span text:style-name="T92">菩提薩</text:span><text:span text:style-name="T93">。</text:span></text:p>
                    </text:list-item>
                  </text:list>
                </text:list-item>
              </text:list>
            </text:list-item>
            <text:list-item>
              <text:p text:style-name="P271"><text:span text:style-name="T92">般若波羅蜜多心經</text:span><text:span text:style-name="T93">。</text:span></text:p>
              <text:list>
                <text:list-item>
                  <text:p text:style-name="P122"><text:span text:style-name="T69">（</text:span><text:span text:style-name="T72">道家</text:span><text:span text:style-name="T73"> 認定的）</text:span><text:span text:style-name="T6">內</text:span>觀<text:span text:style-name="T69">（佛</text:span><text:span text:style-name="T72">家</text:span><text:span text:style-name="T73"> 認定的</text:span><text:span text:style-name="T75">）</text:span><text:span text:style-name="T67">渡己、渡人、普渡眾生</text:span>。</text:p>
                  <text:list>
                    <text:list-item>
                      <text:p text:style-name="P123"><text:span text:style-name="T69">執行、</text:span><text:span text:style-name="T75">進</text:span><text:span text:style-name="T69">行 深入、</text:span>到達、進入<text:span text:style-name="T69">（佛</text:span><text:span text:style-name="T72">家</text:span><text:span text:style-name="T73"> 認定的</text:span><text:span text:style-name="T75">）</text:span><text:span text:style-name="T67">智慧 </text:span><text:span text:style-name="T116">波羅蜜多</text:span> <text:span text:style-name="T67">的時候</text:span>。</text:p>
                      <text:list>
                        <text:list-item>
                          <text:p text:style-name="P124"><text:span text:style-name="T75">（讀者 主動、被動、被迫）</text:span><text:span text:style-name="T67">沒有 感知</text:span><text:span text:style-name="T75">（、感受、認知、認定）</text:span><text:span text:style-name="T67">外在環境</text:span>。<text:span text:style-name="T75">度過、</text:span><text:span text:style-name="T67">通過</text:span><text:span text:style-name="T75">（基督教 認定的）</text:span><text:span text:style-name="T67">試煉</text:span>。<text:span text:style-name="T69">（</text:span>因為<text:span text:style-name="T69">）（佛</text:span><text:span text:style-name="T72">家</text:span><text:span text:style-name="T73"> 認定的</text:span><text:span text:style-name="T75">）</text:span>諸法空相。</text:p>
                          <text:list>
                            <text:list-item>
                              <text:p text:style-name="P307">（<text:span text:style-name="T67">沒有 感知 的情況 之下，外在環境）有、沒有 顏色、實體、存在 毫無差別。</text:span></text:p>
                            </text:list-item>
                            <text:list-item>
                              <text:p text:style-name="P125"><text:span text:style-name="T69">（佛</text:span><text:span text:style-name="T72">家</text:span><text:span text:style-name="T73"> 認定的</text:span><text:span text:style-name="T75">）</text:span>諸法空相。</text:p>
                              <text:list>
                                <text:list-item>
                                  <text:p text:style-name="P126">是 <text:span text:style-name="T75">所有的（思覺 的）</text:span><text:span text:style-name="T67">想法 </text:span><text:span text:style-name="T69">沒有、</text:span>不存在<text:span text:style-name="T75">（人類 認定的 數學）集合</text:span><text:span text:style-name="T6">。</text:span></text:p>
                                </text:list-item>
                                <text:list-item>
                                  <text:p text:style-name="P127"><text:span text:style-name="T67">因為 </text:span><text:span text:style-name="T73">思覺</text:span><text:span text:style-name="T75"> </text:span><text:span text:style-name="T69">沒有、</text:span>不存在 <text:span text:style-name="T73">感知、</text:span><text:span text:style-name="T67">想法</text:span>。所以 <text:span text:style-name="T69">沒有、</text:span>不存在 <text:span text:style-name="T75">想法 產生</text:span><text:span text:style-name="T67"> 意識</text:span><text:span text:style-name="T75">（的 現象）</text:span>。</text:p>
                                </text:list-item>
                                <text:list-item>
                                  <text:p text:style-name="P116"><text:span text:style-name="T83">（</text:span><text:span text:style-name="T122">所以</text:span><text:span text:style-name="T83">）</text:span><text:span text:style-name="T79">沒有、</text:span><text:span text:style-name="T88">不存在</text:span><text:span text:style-name="T79">（基督教 認定的）</text:span><text:span text:style-name="T88">試煉</text:span><text:span text:style-name="T69">、（無明 到）老死（盡）</text:span>。</text:p>
                                  <text:list>
                                    <text:list-item>
                                      <text:p text:style-name="P298"><text:span text:style-name="T81">（</text:span><text:span text:style-name="T120">因為</text:span><text:span text:style-name="T81">）</text:span><text:span text:style-name="T80">沒有、</text:span><text:span text:style-name="T118">不存在 想法</text:span><text:span text:style-name="T80">、念頭、思想</text:span><text:span text:style-name="T119">，也 </text:span><text:span text:style-name="T80">沒有、</text:span><text:span text:style-name="T118">不存在 意識</text:span><text:span text:style-name="T80">、認知、投影世界觀</text:span><text:span text:style-name="T118">。</text:span></text:p>
                                      <text:list>
                                        <text:list-item>
                                          <text:p text:style-name="P299"><text:span text:style-name="T82">（</text:span><text:span text:style-name="T121">因此</text:span><text:span text:style-name="T82">）可以知道（菩提薩埵）</text:span><text:span text:style-name="T121">。</text:span></text:p>
                                          <text:list>
                                            <text:list-item>
                                              <text:p text:style-name="P308"><text:span text:style-name="T117">菩提薩埵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0"><text:bookmark-start text:name="華嚴經"/><text:span text:style-name="T93">華嚴經</text:span><text:bookmark-end text:name="華嚴經"/><text:span text:style-name="T93">。</text:span></text:p>
        </text:list-item>
        <text:list-item>
          <text:p text:style-name="P270"><text:bookmark-start text:name="法華經"/><text:span text:style-name="T93">法華經</text:span><text:bookmark-end text:name="法華經"/><text:span text:style-name="T93">。</text:span></text:p>
        </text:list-item>
        <text:list-item>
          <text:p text:style-name="P270"><text:bookmark-start text:name="淨土經"/><text:span text:style-name="T93">淨土經</text:span><text:bookmark-end text:name="淨土經"/><text:span text:style-name="T93">。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53:25.328000000</dc:date>
    <meta:editing-duration>P17DT19H13M34S</meta:editing-duration>
    <meta:editing-cycles>16072</meta:editing-cycles>
    <meta:document-statistic meta:table-count="0" meta:image-count="0" meta:object-count="0" meta:page-count="1" meta:paragraph-count="559" meta:word-count="11543" meta:character-count="13541" meta:non-whitespace-character-count="12215"/>
  </office:meta>
</office:document-meta>
</file>